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5.0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5" style:family="table-cell" style:parent-style-name="Default" style:data-style-name="N120">
      <style:text-properties style:use-window-font-color="true"/>
    </style:style>
    <style:style style:name="ce6" style:family="table-cell" style:parent-style-name="Default">
      <style:table-cell-properties fo:background-color="#99ff66"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RAD(Brg)</text:p>
          </table:table-cell>
          <table:table-cell office:value-type="string" calcext:value-type="string">
            <text:p>deltalon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GPX</text:p>
          </table:table-cell>
          <table:table-cell table:formula="of:=CONCATENATE(&quot;&lt;trk&gt; &lt;name&gt;&quot;; [.B6]; &quot;&lt;/name&gt; &lt;extensions&gt; &lt;opencpn:guid&gt;&quot;; [.B10]; &quot;&lt;/opencpn:guid&gt; &lt;opencpn:viz&gt;1&lt;/opencpn:viz&gt; &lt;opencpn:style width=&quot;&quot;&quot;; [.B8];&quot;&quot;&quot; style=&quot;&quot;&quot;; [.B9];&quot;&quot;&quot; /&gt; &lt;/extensions&gt;&lt;gpxx:TrackExtension&gt; &lt;gpxx:DisplayColor&gt;&quot;;[.B7];&quot;&lt;/gpxx:DisplayColor&gt; &lt;/gpxx:TrackExtension&gt; &lt;trkseg&gt;&quot;; CHAR(13))" office:value-type="string" office:string-value="&lt;trk&gt; &lt;name&gt;Test&lt;/name&gt; &lt;extensions&gt; &lt;opencpn:guid&gt;1DCA499A-F959-42DA-AEA3-797CAB5EA43C&lt;/opencpn:guid&gt; &lt;opencpn:viz&gt;1&lt;/opencpn:viz&gt; &lt;opencpn:style width=&quot;1&quot; style=&quot;101&quot; /&gt; &lt;/extensions&gt;&lt;gpxx:TrackExtension&gt; &lt;gpxx:DisplayColor&gt;DarkGreen&lt;/gpxx:DisplayColor&gt; &lt;/gpxx:TrackExtension&gt; &lt;trkseg&gt;&#13;" calcext:value-type="string">
            <text:p>&lt;trk&gt; &lt;name&gt;Test&lt;/name&gt; &lt;extensions&gt; &lt;opencpn:guid&gt;1DCA499A-F959-42DA-AEA3-797CAB5EA43C&lt;/opencpn:guid&gt; &lt;opencpn:viz&gt;1&lt;/opencpn:viz&gt; &lt;opencpn:style width="1" style="101" /&gt; &lt;/extensions&gt;&lt;gpxx:TrackExtension&gt; &lt;gpxx:DisplayColor&gt;DarkGreen&lt;/gpxx:DisplayColor&gt; &lt;/gpxx:TrackExtension&gt; &lt;trkseg&gt;</text:p>
          </table:table-cell>
        </table:table-row>
        <table:table-row table:style-name="ro1">
          <table:table-cell office:value-type="string" calcext:value-type="string">
            <text:p>Start poin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ADIANS([.D2])" office:value-type="float" office:value="0" calcext:value-type="float">
            <text:p>0</text:p>
          </table:table-cell>
          <table:table-cell table:formula="of:= LN( TAN(PI() /4 + RADIANS([.H2])/2) / TAN(PI()/4 + [.B5]/2) )" office:value-type="float" office:value="0.133355356558494" calcext:value-type="float">
            <text:p>0.1333553566</text:p>
          </table:table-cell>
          <table:table-cell table:formula="of:=IF([.F2] &gt; 0.00000000001; [.B11]*COS([.E2]) / [.F2]; COS([.B5]))" office:value-type="float" office:value="0.610352803427235" calcext:value-type="float">
            <text:p>0.6103528034</text:p>
          </table:table-cell>
          <table:table-cell table:style-name="ce5" table:formula="of:= DEGREES([.B5]+ [.B11] * COS([.E2]))" office:value-type="float" office:value="54.6635221196522" calcext:value-type="float">
            <text:p>54.663522</text:p>
          </table:table-cell>
          <table:table-cell table:style-name="ce5" table:formula="of:= DEGREES([.C5] + [.B11] * SIN([.E2]) / [.G2])" office:value-type="float" office:value="13" calcext:value-type="float">
            <text:p>13.000000</text:p>
          </table:table-cell>
          <table:table-cell table:style-name="ce6" table:formula="of:=CONCATENATE([.K1]; [.K2]; [.K3]; [.K4]; [.K5]; [.K6]; [.K7]; [.K8]; [.K9]; [.K10];[.K11];[.K12]; [.K13]; [.K14]; [.K15]; [.K16]; [.K17]; [.K18]; [.K19]; [.K20]; [.K21]; [.K22]; [.K23]; [.K24]; [.K25]; [.IV6]; [.K27]; [.K28]; [.K29]; [.K30]; [.K31]; [.K32]; [.K33]; [.K34]; [.K35]; [.K36]; [.K37]; [.K38];[.K39])" office:value-type="string" office:string-value="&lt;trk&gt; &lt;name&gt;Test&lt;/name&gt; &lt;extensions&gt; &lt;opencpn:guid&gt;1DCA499A-F959-42DA-AEA3-797CAB5EA43C&lt;/opencpn:guid&gt; &lt;opencpn:viz&gt;1&lt;/opencpn:viz&gt; &lt;opencpn:style width=&quot;1&quot; style=&quot;101&quot; /&gt; &lt;/extensions&gt;&lt;gpxx:TrackExtension&gt; &lt;gpxx:DisplayColor&gt;DarkGreen&lt;/gpxx:DisplayColor&gt; &lt;/gpxx:TrackExtension&gt; &lt;trkseg&gt;&#13;&lt;trkpt lat=&quot;54.66352212&quot; lon=&quot;13&quot;&gt;&lt;time&gt;2014-01-01T00:00:00Z&lt;/time&gt;&lt;/trkpt&gt;&#13;&lt;trkpt lat=&quot;54.59267274&quot; lon=&quot;14.32568071&quot;&gt;&lt;time&gt;2014-01-01T00:00:00Z&lt;/time&gt;&lt;/trkpt&gt;&#13;&lt;trkpt lat=&quot;54.38227732&quot; lon=&quot;15.60461005&quot;&gt;&lt;time&gt;2014-01-01T00:00:00Z&lt;/time&gt;&lt;/trkpt&gt;&#13;&lt;trkpt lat=&quot;54.03872863&quot; lon=&quot;16.79241098&quot;&gt;&lt;time&gt;2014-01-01T00:00:00Z&lt;/time&gt;&lt;/trkpt&gt;&#13;&lt;trkpt lat=&quot;53.57246521&quot; lon=&quot;17.84921235&quot;&gt;&lt;time&gt;2014-01-01T00:00:00Z&lt;/time&gt;&lt;/trkpt&gt;&#13;&lt;trkpt lat=&quot;52.99765424&quot; lon=&quot;18.74134296&quot;&gt;&lt;time&gt;2014-01-01T00:00:00Z&lt;/time&gt;&lt;/trkpt&gt;&#13;&lt;trkpt lat=&quot;52.33176106&quot; lon=&quot;19.44247428&quot;&gt;&lt;time&gt;2014-01-01T00:00:00Z&lt;/time&gt;&lt;/trkpt&gt;&#13;&lt;trkpt lat=&quot;51.5950185&quot; lon=&quot;19.93418921&quot;&gt;&lt;time&gt;2014-01-01T00:00:00Z&lt;/time&gt;&lt;/trkpt&gt;&#13;&lt;trkpt lat=&quot;50.80981212&quot; lon=&quot;20.2060328&quot;&gt;&lt;time&gt;2014-01-01T00:00:00Z&lt;/time&gt;&lt;/trkpt&gt;&#13;&lt;trkpt lat=&quot;50&quot; lon=&quot;20.25515248&quot;&gt;&lt;time&gt;2014-01-01T00:00:00Z&lt;/time&gt;&lt;/trkpt&gt;&#13;&lt;trkpt lat=&quot;49.19018788&quot; lon=&quot;20.14493041&quot;&gt;&lt;time&gt;2014-01-01T00:00:00Z&lt;/time&gt;&lt;/trkpt&gt;&#13;&lt;trkpt lat=&quot;48.4049815&quot; lon=&quot;19.81761325&quot;&gt;&lt;time&gt;2014-01-01T00:00:00Z&lt;/time&gt;&lt;/trkpt&gt;&#13;&lt;trkpt lat=&quot;47.66823894&quot; lon=&quot;19.28314635&quot;&gt;&lt;time&gt;2014-01-01T00:00:00Z&lt;/time&gt;&lt;/trkpt&gt;&#13;&lt;trkpt lat=&quot;47.00234576&quot; lon=&quot;18.55776924&quot;&gt;&lt;time&gt;2014-01-01T00:00:00Z&lt;/time&gt;&lt;/trkpt&gt;&#13;&lt;trkpt lat=&quot;46.42753479&quot; lon=&quot;17.66352212&quot;&gt;&lt;time&gt;2014-01-01T00:00:00Z&lt;/time&gt;&lt;/trkpt&gt;&#13;&lt;trkpt lat=&quot;45.96127137&quot; lon=&quot;16.62757624&quot;&gt;&lt;time&gt;2014-01-01T00:00:00Z&lt;/time&gt;&lt;/trkpt&gt;&#13;&lt;trkpt lat=&quot;45.61772268&quot; lon=&quot;15.48140829&quot;&gt;&lt;time&gt;2014-01-01T00:00:00Z&lt;/time&gt;&lt;/trkpt&gt;&#13;&lt;trkpt lat=&quot;45.40732726&quot; lon=&quot;14.25984401&quot;&gt;&lt;time&gt;2014-01-01T00:00:00Z&lt;/time&gt;&lt;/trkpt&gt;&#13;&lt;trkpt lat=&quot;45.33647788&quot; lon=&quot;13&quot;&gt;&lt;time&gt;2014-01-01T00:00:00Z&lt;/time&gt;&lt;/trkpt&gt;&#13;&lt;trkpt lat=&quot;45.40732726&quot; lon=&quot;11.74015599&quot;&gt;&lt;time&gt;2014-01-01T00:00:00Z&lt;/time&gt;&lt;/trkpt&gt;&#13;&lt;trkpt lat=&quot;45.61772268&quot; lon=&quot;10.51859171&quot;&gt;&lt;time&gt;2014-01-01T00:00:00Z&lt;/time&gt;&lt;/trkpt&gt;&#13;&lt;trkpt lat=&quot;45.96127137&quot; lon=&quot;9.37242376&quot;&gt;&lt;time&gt;2014-01-01T00:00:00Z&lt;/time&gt;&lt;/trkpt&gt;&#13;&lt;trkpt lat=&quot;46.42753479&quot; lon=&quot;8.33647788&quot;&gt;&lt;time&gt;2014-01-01T00:00:00Z&lt;/time&gt;&lt;/trkpt&gt;&#13;&lt;trkpt lat=&quot;47.00234576&quot; lon=&quot;7.44223076&quot;&gt;&lt;time&gt;2014-01-01T00:00:00Z&lt;/time&gt;&lt;/trkpt&gt;&#13;&lt;trkpt lat=&quot;48.4049815&quot; lon=&quot;6.18238675&quot;&gt;&lt;time&gt;2014-01-01T00:00:00Z&lt;/time&gt;&lt;/trkpt&gt;&#13;&lt;trkpt lat=&quot;49.19018788&quot; lon=&quot;5.85506959&quot;&gt;&lt;time&gt;2014-01-01T00:00:00Z&lt;/time&gt;&lt;/trkpt&gt;&#13;&lt;trkpt lat=&quot;50&quot; lon=&quot;5.74484752&quot;&gt;&lt;time&gt;2014-01-01T00:00:00Z&lt;/time&gt;&lt;/trkpt&gt;&#13;&lt;trkpt lat=&quot;50.80981212&quot; lon=&quot;5.7939672&quot;&gt;&lt;time&gt;2014-01-01T00:00:00Z&lt;/time&gt;&lt;/trkpt&gt;&#13;&lt;trkpt lat=&quot;51.5950185&quot; lon=&quot;6.06581079&quot;&gt;&lt;time&gt;2014-01-01T00:00:00Z&lt;/time&gt;&lt;/trkpt&gt;&#13;&lt;trkpt lat=&quot;52.33176106&quot; lon=&quot;6.55752572&quot;&gt;&lt;time&gt;2014-01-01T00:00:00Z&lt;/time&gt;&lt;/trkpt&gt;&#13;&lt;trkpt lat=&quot;52.99765424&quot; lon=&quot;7.25865704&quot;&gt;&lt;time&gt;2014-01-01T00:00:00Z&lt;/time&gt;&lt;/trkpt&gt;&#13;&lt;trkpt lat=&quot;53.57246521&quot; lon=&quot;8.15078765&quot;&gt;&lt;time&gt;2014-01-01T00:00:00Z&lt;/time&gt;&lt;/trkpt&gt;&#13;&lt;trkpt lat=&quot;54.03872863&quot; lon=&quot;9.20758902&quot;&gt;&lt;time&gt;2014-01-01T00:00:00Z&lt;/time&gt;&lt;/trkpt&gt;&#13;&lt;trkpt lat=&quot;54.38227732&quot; lon=&quot;10.39538995&quot;&gt;&lt;time&gt;2014-01-01T00:00:00Z&lt;/time&gt;&lt;/trkpt&gt;&#13;&lt;trkpt lat=&quot;54.59267274&quot; lon=&quot;11.67431929&quot;&gt;&lt;time&gt;2014-01-01T00:00:00Z&lt;/time&gt;&lt;/trkpt&gt;&#13;&lt;trkpt lat=&quot;54.66352212&quot; lon=&quot;13&quot;&gt;&lt;time&gt;2014-01-01T00:00:00Z&lt;/time&gt;&lt;/trkpt&gt;&#13;&lt;/trkseg&gt; &lt;/trk&gt;" calcext:value-type="string" table:number-columns-spanned="1" table:number-rows-spanned="37">
            <text:p>&lt;trk&gt; &lt;name&gt;Test&lt;/name&gt; &lt;extensions&gt; &lt;opencpn:guid&gt;1DCA499A-F959-42DA-AEA3-797CAB5EA43C&lt;/opencpn:guid&gt; &lt;opencpn:viz&gt;1&lt;/opencpn:viz&gt; &lt;opencpn:style width="1" style="101" /&gt; &lt;/extensions&gt;&lt;gpxx:TrackExtension&gt; &lt;gpxx:DisplayColor&gt;DarkGreen&lt;/gpxx:DisplayColor&gt; &lt;/gpxx:TrackExtension&gt; &lt;trkseg&gt;&lt;trkpt lat="54.66352212" lon="13"&gt;&lt;time&gt;2014-01-01T00:00:00Z&lt;/time&gt;&lt;/trkpt&gt;&lt;trkpt lat="54.59267274" lon="14.32568071"&gt;&lt;time&gt;2014-01-01T00:00:00Z&lt;/time&gt;&lt;/trkpt&gt;&lt;trkpt lat="54.38227732" lon="15.60461005"&gt;&lt;time&gt;2014-01-01T00:00:00Z&lt;/time&gt;&lt;/trkpt&gt;&lt;trkpt lat="54.03872863" lon="16.79241098"&gt;&lt;time&gt;2014-01-01T00:00:00Z&lt;/time&gt;&lt;/trkpt&gt;&lt;trkpt lat="53.57246521" lon="17.84921235"&gt;&lt;time&gt;2014-01-01T00:00:00Z&lt;/time&gt;&lt;/trkpt&gt;&lt;trkpt lat="52.99765424" lon="18.74134296"&gt;&lt;time&gt;2014-01-01T00:00:00Z&lt;/time&gt;&lt;/trkpt&gt;&lt;trkpt lat="52.33176106" lon="19.44247428"&gt;&lt;time&gt;2014-01-01T00:00:00Z&lt;/time&gt;&lt;/trkpt&gt;&lt;trkpt lat="51.5950185" lon="19.93418921"&gt;&lt;time&gt;2014-01-01T00:00:00Z&lt;/time&gt;&lt;/trkpt&gt;&lt;trkpt lat="50.80981212" lon="20.2060328"&gt;&lt;time&gt;2014-01-01T00:00:00Z&lt;/time&gt;&lt;/trkpt&gt;&lt;trkpt lat="50" lon="20.25515248"&gt;&lt;time&gt;2014-01-01T00:00:00Z&lt;/time&gt;&lt;/trkpt&gt;&lt;trkpt lat="49.19018788" lon="20.14493041"&gt;&lt;time&gt;2014-01-01T00:00:00Z&lt;/time&gt;&lt;/trkpt&gt;&lt;trkpt lat="48.4049815" lon="19.81761325"&gt;&lt;time&gt;2014-01-01T00:00:00Z&lt;/time&gt;&lt;/trkpt&gt;&lt;trkpt lat="47.66823894" lon="19.28314635"&gt;&lt;time&gt;2014-01-01T00:00:00Z&lt;/time&gt;&lt;/trkpt&gt;&lt;trkpt lat="47.00234576" lon="18.55776924"&gt;&lt;time&gt;2014-01-01T00:00:00Z&lt;/time&gt;&lt;/trkpt&gt;&lt;trkpt lat="46.42753479" lon="17.66352212"&gt;&lt;time&gt;2014-01-01T00:00:00Z&lt;/time&gt;&lt;/trkpt&gt;&lt;trkpt lat="45.96127137" lon="16.62757624"&gt;&lt;time&gt;2014-01-01T00:00:00Z&lt;/time&gt;&lt;/trkpt&gt;&lt;trkpt lat="45.61772268" lon="15.48140829"&gt;&lt;time&gt;2014-01-01T00:00:00Z&lt;/time&gt;&lt;/trkpt&gt;&lt;trkpt lat="45.40732726" lon="14.25984401"&gt;&lt;time&gt;2014-01-01T00:00:00Z&lt;/time&gt;&lt;/trkpt&gt;&lt;trkpt lat="45.33647788" lon="13"&gt;&lt;time&gt;2014-01-01T00:00:00Z&lt;/time&gt;&lt;/trkpt&gt;&lt;trkpt lat="45.40732726" lon="11.74015599"&gt;&lt;time&gt;2014-01-01T00:00:00Z&lt;/time&gt;&lt;/trkpt&gt;&lt;trkpt lat="45.61772268" lon="10.51859171"&gt;&lt;time&gt;2014-01-01T00:00:00Z&lt;/time&gt;&lt;/trkpt&gt;&lt;trkpt lat="45.96127137" lon="9.37242376"&gt;&lt;time&gt;2014-01-01T00:00:00Z&lt;/time&gt;&lt;/trkpt&gt;&lt;trkpt lat="46.42753479" lon="8.33647788"&gt;&lt;time&gt;2014-01-01T00:00:00Z&lt;/time&gt;&lt;/trkpt&gt;&lt;trkpt lat="47.00234576" lon="7.44223076"&gt;&lt;time&gt;2014-01-01T00:00:00Z&lt;/time&gt;&lt;/trkpt&gt;&lt;trkpt lat="48.4049815" lon="6.18238675"&gt;&lt;time&gt;2014-01-01T00:00:00Z&lt;/time&gt;&lt;/trkpt&gt;&lt;trkpt lat="49.19018788" lon="5.85506959"&gt;&lt;time&gt;2014-01-01T00:00:00Z&lt;/time&gt;&lt;/trkpt&gt;&lt;trkpt lat="50" lon="5.74484752"&gt;&lt;time&gt;2014-01-01T00:00:00Z&lt;/time&gt;&lt;/trkpt&gt;&lt;trkpt lat="50.80981212" lon="5.7939672"&gt;&lt;time&gt;2014-01-01T00:00:00Z&lt;/time&gt;&lt;/trkpt&gt;&lt;trkpt lat="51.5950185" lon="6.06581079"&gt;&lt;time&gt;2014-01-01T00:00:00Z&lt;/time&gt;&lt;/trkpt&gt;&lt;trkpt lat="52.33176106" lon="6.55752572"&gt;&lt;time&gt;2014-01-01T00:00:00Z&lt;/time&gt;&lt;/trkpt&gt;&lt;trkpt lat="52.99765424" lon="7.25865704"&gt;&lt;time&gt;2014-01-01T00:00:00Z&lt;/time&gt;&lt;/trkpt&gt;&lt;trkpt lat="53.57246521" lon="8.15078765"&gt;&lt;time&gt;2014-01-01T00:00:00Z&lt;/time&gt;&lt;/trkpt&gt;&lt;trkpt lat="54.03872863" lon="9.20758902"&gt;&lt;time&gt;2014-01-01T00:00:00Z&lt;/time&gt;&lt;/trkpt&gt;&lt;trkpt lat="54.38227732" lon="10.39538995"&gt;&lt;time&gt;2014-01-01T00:00:00Z&lt;/time&gt;&lt;/trkpt&gt;&lt;trkpt lat="54.59267274" lon="11.67431929"&gt;&lt;time&gt;2014-01-01T00:00:00Z&lt;/time&gt;&lt;/trkpt&gt;&lt;trkpt lat="54.66352212" lon="13"&gt;&lt;time&gt;2014-01-01T00:00:00Z&lt;/time&gt;&lt;/trkpt&gt;&lt;/trkseg&gt; &lt;/trk&gt;</text:p>
          </table:table-cell>
          <table:table-cell table:formula="of:=CONCATENATE(&quot;&lt;trkpt lat=&quot;&quot;&quot;;ROUND([.H2]; 8);&quot;&quot;&quot; lon=&quot;&quot;&quot;;ROUND([.I2];8);&quot;&quot;&quot;&gt;&lt;time&gt;2014-01-01T00:00:00Z&lt;/time&gt;&lt;/trkpt&gt;&quot;; CHAR(13))" office:value-type="string" office:string-value="&lt;trkpt lat=&quot;54.66352212&quot; lon=&quot;13&quot;&gt;&lt;time&gt;2014-01-01T00:00:00Z&lt;/time&gt;&lt;/trkpt&gt;&#13;" calcext:value-type="string">
            <text:p>&lt;trkpt lat="54.66352212" lon="13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Nmi</text:p>
          </table:table-cell>
          <table:table-cell office:value-type="float" office:value="10" calcext:value-type="float">
            <text:p>10</text:p>
          </table:table-cell>
          <table:table-cell table:formula="of:=RADIANS([.D3])" office:value-type="float" office:value="0.174532925199433" calcext:value-type="float">
            <text:p>0.1745329252</text:p>
          </table:table-cell>
          <table:table-cell table:formula="of:= LN( TAN( PI() /4 + RADIANS([.H3])/2) / TAN( PI()/4 + [.B5]/2) )" office:value-type="float" office:value="0.131219244727514" calcext:value-type="float">
            <text:p>0.1312192447</text:p>
          </table:table-cell>
          <table:table-cell table:formula="of:=IF([.F3] &gt; 0.00000000001; [.B11]*COS([.E3]) / [.F3]; COS([.B5]))" office:value-type="float" office:value="0.6108651283747" calcext:value-type="float">
            <text:p>0.6108651284</text:p>
          </table:table-cell>
          <table:table-cell table:style-name="ce5" table:formula="of:= DEGREES([.B5]+ [.B11] * COS([.E3]))" office:value-type="float" office:value="54.5926727397774" calcext:value-type="float">
            <text:p>54.592673</text:p>
          </table:table-cell>
          <table:table-cell table:style-name="ce5" table:formula="of:= DEGREES([.C5] + [.B11] * SIN([.E3]) / [.G3])" office:value-type="float" office:value="14.3256807108005" calcext:value-type="float">
            <text:p>14.325681</text:p>
          </table:table-cell>
          <table:covered-table-cell/>
          <table:table-cell table:formula="of:=CONCATENATE(&quot;&lt;trkpt lat=&quot;&quot;&quot;;ROUND([.H3]; 8);&quot;&quot;&quot; lon=&quot;&quot;&quot;;ROUND([.I3];8);&quot;&quot;&quot;&gt;&lt;time&gt;2014-01-01T00:00:00Z&lt;/time&gt;&lt;/trkpt&gt;&quot;; CHAR(13))" office:value-type="string" office:string-value="&lt;trkpt lat=&quot;54.59267274&quot; lon=&quot;14.32568071&quot;&gt;&lt;time&gt;2014-01-01T00:00:00Z&lt;/time&gt;&lt;/trkpt&gt;&#13;" calcext:value-type="string">
            <text:p>&lt;trkpt lat="54.59267274" lon="14.32568071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Earth Radius</text:p>
          </table:table-cell>
          <table:table-cell table:style-name="ce2" table:formula="of:=6371/1.852" office:value-type="float" office:value="3440.06479481641" calcext:value-type="float">
            <text:p>3440.0647948164</text:p>
          </table:table-cell>
          <table:table-cell office:value-type="string" calcext:value-type="string">
            <text:p>Nmi</text:p>
          </table:table-cell>
          <table:table-cell office:value-type="float" office:value="20" calcext:value-type="float">
            <text:p>20</text:p>
          </table:table-cell>
          <table:table-cell table:formula="of:=RADIANS([.D4])" office:value-type="float" office:value="0.349065850398866" calcext:value-type="float">
            <text:p>0.3490658504</text:p>
          </table:table-cell>
          <table:table-cell table:formula="of:= LN( TAN(PI() /4 + RADIANS([.H4])/2) / TAN(PI()/4 + [.B5]/2) )" office:value-type="float" office:value="0.124897634105831" calcext:value-type="float">
            <text:p>0.1248976341</text:p>
          </table:table-cell>
          <table:table-cell table:formula="of:=IF([.F4] &gt; 0.00000000001; [.B11]*COS([.E4]) / [.F4]; COS([.B5]))" office:value-type="float" office:value="0.612382841070833" calcext:value-type="float">
            <text:p>0.6123828411</text:p>
          </table:table-cell>
          <table:table-cell table:style-name="ce5" table:formula="of:= DEGREES([.B5]+ [.B11] * COS([.E4]))" office:value-type="float" office:value="54.382277322709" calcext:value-type="float">
            <text:p>54.382277</text:p>
          </table:table-cell>
          <table:table-cell table:style-name="ce5" table:formula="of:= DEGREES([.C5] + [.B11] * SIN([.E4]) / [.G4])" office:value-type="float" office:value="15.6046100523926" calcext:value-type="float">
            <text:p>15.604610</text:p>
          </table:table-cell>
          <table:covered-table-cell/>
          <table:table-cell table:formula="of:=CONCATENATE(&quot;&lt;trkpt lat=&quot;&quot;&quot;;ROUND([.H4]; 8);&quot;&quot;&quot; lon=&quot;&quot;&quot;;ROUND([.I4];8);&quot;&quot;&quot;&gt;&lt;time&gt;2014-01-01T00:00:00Z&lt;/time&gt;&lt;/trkpt&gt;&quot;; CHAR(13))" office:value-type="string" office:string-value="&lt;trkpt lat=&quot;54.38227732&quot; lon=&quot;15.60461005&quot;&gt;&lt;time&gt;2014-01-01T00:00:00Z&lt;/time&gt;&lt;/trkpt&gt;&#13;" calcext:value-type="string">
            <text:p>&lt;trkpt lat="54.38227732" lon="15.60461005"&gt;&lt;time&gt;2014-01-01T00:00:00Z&lt;/time&gt;&lt;/trkpt&gt;</text:p>
          </table:table-cell>
        </table:table-row>
        <table:table-row table:style-name="ro1">
          <table:table-cell table:style-name="ce1"/>
          <table:table-cell table:style-name="ce3" table:formula="of:=RADIANS([.B2])" office:value-type="float" office:value="0.872664625997165" calcext:value-type="float">
            <text:p>0.872664626</text:p>
          </table:table-cell>
          <table:table-cell table:style-name="ce3" table:formula="of:=RADIANS([.C2])" office:value-type="float" office:value="0.226892802759263" calcext:value-type="float">
            <text:p>0.2268928028</text:p>
          </table:table-cell>
          <table:table-cell office:value-type="float" office:value="30" calcext:value-type="float">
            <text:p>30</text:p>
          </table:table-cell>
          <table:table-cell table:formula="of:=RADIANS([.D5])" office:value-type="float" office:value="0.523598775598299" calcext:value-type="float">
            <text:p>0.5235987756</text:p>
          </table:table-cell>
          <table:table-cell table:formula="of:= LN( TAN(PI() /4 + RADIANS([.H5])/2) / TAN(PI()/4 + [.B5]/2) )" office:value-type="float" office:value="0.114644543684212" calcext:value-type="float">
            <text:p>0.1146445437</text:p>
          </table:table-cell>
          <table:table-cell table:formula="of:=IF([.F5] &gt; 0.00000000001; [.B11]*COS([.E5]) / [.F5]; COS([.B5]))" office:value-type="float" office:value="0.614849253752012" calcext:value-type="float">
            <text:p>0.6148492538</text:p>
          </table:table-cell>
          <table:table-cell table:style-name="ce5" table:formula="of:= DEGREES([.B5]+ [.B11] * COS([.E5]))" office:value-type="float" office:value="54.0387286267294" calcext:value-type="float">
            <text:p>54.038729</text:p>
          </table:table-cell>
          <table:table-cell table:style-name="ce5" table:formula="of:= DEGREES([.C5] + [.B11] * SIN([.E5]) / [.G5])" office:value-type="float" office:value="16.7924109781331" calcext:value-type="float">
            <text:p>16.792411</text:p>
          </table:table-cell>
          <table:covered-table-cell/>
          <table:table-cell table:formula="of:=CONCATENATE(&quot;&lt;trkpt lat=&quot;&quot;&quot;;ROUND([.H5]; 8);&quot;&quot;&quot; lon=&quot;&quot;&quot;;ROUND([.I5];8);&quot;&quot;&quot;&gt;&lt;time&gt;2014-01-01T00:00:00Z&lt;/time&gt;&lt;/trkpt&gt;&quot;; CHAR(13))" office:value-type="string" office:string-value="&lt;trkpt lat=&quot;54.03872863&quot; lon=&quot;16.79241098&quot;&gt;&lt;time&gt;2014-01-01T00:00:00Z&lt;/time&gt;&lt;/trkpt&gt;&#13;" calcext:value-type="string">
            <text:p>&lt;trkpt lat="54.03872863" lon="16.79241098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Track name</text:p>
          </table:table-cell>
          <table:table-cell table:style-name="ce4" office:value-type="string" calcext:value-type="string">
            <text:p>Test</text:p>
          </table:table-cell>
          <table:table-cell/>
          <table:table-cell office:value-type="float" office:value="40" calcext:value-type="float">
            <text:p>40</text:p>
          </table:table-cell>
          <table:table-cell table:formula="of:=RADIANS([.D6])" office:value-type="float" office:value="0.698131700797732" calcext:value-type="float">
            <text:p>0.6981317008</text:p>
          </table:table-cell>
          <table:table-cell table:formula="of:= LN( TAN(PI() /4 + RADIANS([.H6])/2) / TAN(PI()/4 + [.B5]/2) )" office:value-type="float" office:value="0.100863733552192" calcext:value-type="float">
            <text:p>0.1008637336</text:p>
          </table:table-cell>
          <table:table-cell table:formula="of:=IF([.F6] &gt; 0.00000000001; [.B11]*COS([.E6]) / [.F6]; COS([.B5]))" office:value-type="float" office:value="0.618173431088088" calcext:value-type="float">
            <text:p>0.6181734311</text:p>
          </table:table-cell>
          <table:table-cell table:style-name="ce5" table:formula="of:= DEGREES([.B5]+ [.B11] * COS([.E6]))" office:value-type="float" office:value="53.572465205122" calcext:value-type="float">
            <text:p>53.572465</text:p>
          </table:table-cell>
          <table:table-cell table:style-name="ce5" table:formula="of:= DEGREES([.C5] + [.B11] * SIN([.E6]) / [.G6])" office:value-type="float" office:value="17.8492123492515" calcext:value-type="float">
            <text:p>17.849212</text:p>
          </table:table-cell>
          <table:covered-table-cell/>
          <table:table-cell table:formula="of:=CONCATENATE(&quot;&lt;trkpt lat=&quot;&quot;&quot;;ROUND([.H6]; 8);&quot;&quot;&quot; lon=&quot;&quot;&quot;;ROUND([.I6];8);&quot;&quot;&quot;&gt;&lt;time&gt;2014-01-01T00:00:00Z&lt;/time&gt;&lt;/trkpt&gt;&quot;; CHAR(13))" office:value-type="string" office:string-value="&lt;trkpt lat=&quot;53.57246521&quot; lon=&quot;17.84921235&quot;&gt;&lt;time&gt;2014-01-01T00:00:00Z&lt;/time&gt;&lt;/trkpt&gt;&#13;" calcext:value-type="string">
            <text:p>&lt;trkpt lat="53.57246521" lon="17.84921235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table:style-name="ce4" office:value-type="string" calcext:value-type="string">
            <text:p>DarkGreen</text:p>
          </table:table-cell>
          <table:table-cell/>
          <table:table-cell office:value-type="float" office:value="50" calcext:value-type="float">
            <text:p>50</text:p>
          </table:table-cell>
          <table:table-cell table:formula="of:=RADIANS([.D7])" office:value-type="float" office:value="0.872664625997165" calcext:value-type="float">
            <text:p>0.872664626</text:p>
          </table:table-cell>
          <table:table-cell table:formula="of:= LN( TAN(PI() /4 + RADIANS([.H7])/2) / TAN(PI()/4 + [.B5]/2) )" office:value-type="float" office:value="0.0840822623143591" calcext:value-type="float">
            <text:p>0.0840822623</text:p>
          </table:table-cell>
          <table:table-cell table:formula="of:=IF([.F7] &gt; 0.00000000001; [.B11]*COS([.E7]) / [.F7]; COS([.B5]))" office:value-type="float" office:value="0.62223511611939" calcext:value-type="float">
            <text:p>0.6222351161</text:p>
          </table:table-cell>
          <table:table-cell table:style-name="ce5" table:formula="of:= DEGREES([.B5]+ [.B11] * COS([.E7]))" office:value-type="float" office:value="52.9976542360115" calcext:value-type="float">
            <text:p>52.997654</text:p>
          </table:table-cell>
          <table:table-cell table:style-name="ce5" table:formula="of:= DEGREES([.C5] + [.B11] * SIN([.E7]) / [.G7])" office:value-type="float" office:value="18.7413429627725" calcext:value-type="float">
            <text:p>18.741343</text:p>
          </table:table-cell>
          <table:covered-table-cell/>
          <table:table-cell table:formula="of:=CONCATENATE(&quot;&lt;trkpt lat=&quot;&quot;&quot;;ROUND([.H7]; 8);&quot;&quot;&quot; lon=&quot;&quot;&quot;;ROUND([.I7];8);&quot;&quot;&quot;&gt;&lt;time&gt;2014-01-01T00:00:00Z&lt;/time&gt;&lt;/trkpt&gt;&quot;; CHAR(13))" office:value-type="string" office:string-value="&lt;trkpt lat=&quot;52.99765424&quot; lon=&quot;18.74134296&quot;&gt;&lt;time&gt;2014-01-01T00:00:00Z&lt;/time&gt;&lt;/trkpt&gt;&#13;" calcext:value-type="string">
            <text:p>&lt;trkpt lat="52.99765424" lon="18.74134296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ixel</text:p>
          </table:table-cell>
          <table:table-cell office:value-type="float" office:value="60" calcext:value-type="float">
            <text:p>60</text:p>
          </table:table-cell>
          <table:table-cell table:formula="of:=RADIANS([.D8])" office:value-type="float" office:value="1.0471975511966" calcext:value-type="float">
            <text:p>1.0471975512</text:p>
          </table:table-cell>
          <table:table-cell table:formula="of:= LN( TAN(PI() /4 + RADIANS([.H8])/2) / TAN(PI()/4 + [.B5]/2) )" office:value-type="float" office:value="0.0649186430954433" calcext:value-type="float">
            <text:p>0.0649186431</text:p>
          </table:table-cell>
          <table:table-cell table:formula="of:=IF([.F8] &gt; 0.00000000001; [.B11]*COS([.E8]) / [.F8]; COS([.B5]))" office:value-type="float" office:value="0.626890919514833" calcext:value-type="float">
            <text:p>0.6268909195</text:p>
          </table:table-cell>
          <table:table-cell table:style-name="ce5" table:formula="of:= DEGREES([.B5]+ [.B11] * COS([.E8]))" office:value-type="float" office:value="52.3317610598261" calcext:value-type="float">
            <text:p>52.331761</text:p>
          </table:table-cell>
          <table:table-cell table:style-name="ce5" table:formula="of:= DEGREES([.C5] + [.B11] * SIN([.E8]) / [.G8])" office:value-type="float" office:value="19.4424742822166" calcext:value-type="float">
            <text:p>19.442474</text:p>
          </table:table-cell>
          <table:covered-table-cell/>
          <table:table-cell table:formula="of:=CONCATENATE(&quot;&lt;trkpt lat=&quot;&quot;&quot;;ROUND([.H8]; 8);&quot;&quot;&quot; lon=&quot;&quot;&quot;;ROUND([.I8];8);&quot;&quot;&quot;&gt;&lt;time&gt;2014-01-01T00:00:00Z&lt;/time&gt;&lt;/trkpt&gt;&quot;; CHAR(13))" office:value-type="string" office:string-value="&lt;trkpt lat=&quot;52.33176106&quot; lon=&quot;19.44247428&quot;&gt;&lt;time&gt;2014-01-01T00:00:00Z&lt;/time&gt;&lt;/trkpt&gt;&#13;" calcext:value-type="string">
            <text:p>&lt;trkpt lat="52.33176106" lon="19.44247428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style</text:p>
          </table:table-cell>
          <table:table-cell table:style-name="ce4" office:value-type="float" office:value="101" calcext:value-type="float">
            <text:p>10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RADIANS([.D9])" office:value-type="float" office:value="1.22173047639603" calcext:value-type="float">
            <text:p>1.2217304764</text:p>
          </table:table-cell>
          <table:table-cell table:formula="of:= LN( TAN(PI() /4 + RADIANS([.H9])/2) / TAN(PI()/4 + [.B5]/2) )" office:value-type="float" office:value="0.0440492910861422" calcext:value-type="float">
            <text:p>0.0440492911</text:p>
          </table:table-cell>
          <table:table-cell table:formula="of:=IF([.F9] &gt; 0.00000000001; [.B11]*COS([.E9]) / [.F9]; COS([.B5]))" office:value-type="float" office:value="0.631981215464004" calcext:value-type="float">
            <text:p>0.6319812155</text:p>
          </table:table-cell>
          <table:table-cell table:style-name="ce5" table:formula="of:= DEGREES([.B5]+ [.B11] * COS([.E9]))" office:value-type="float" office:value="51.5950185037659" calcext:value-type="float">
            <text:p>51.595019</text:p>
          </table:table-cell>
          <table:table-cell table:style-name="ce5" table:formula="of:= DEGREES([.C5] + [.B11] * SIN([.E9]) / [.G9])" office:value-type="float" office:value="19.9341892060692" calcext:value-type="float">
            <text:p>19.934189</text:p>
          </table:table-cell>
          <table:covered-table-cell/>
          <table:table-cell table:formula="of:=CONCATENATE(&quot;&lt;trkpt lat=&quot;&quot;&quot;;ROUND([.H9]; 8);&quot;&quot;&quot; lon=&quot;&quot;&quot;;ROUND([.I9];8);&quot;&quot;&quot;&gt;&lt;time&gt;2014-01-01T00:00:00Z&lt;/time&gt;&lt;/trkpt&gt;&quot;; CHAR(13))" office:value-type="string" office:string-value="&lt;trkpt lat=&quot;51.5950185&quot; lon=&quot;19.93418921&quot;&gt;&lt;time&gt;2014-01-01T00:00:00Z&lt;/time&gt;&lt;/trkpt&gt;&#13;" calcext:value-type="string">
            <text:p>&lt;trkpt lat="51.5950185" lon="19.93418921"&gt;&lt;time&gt;2014-01-01T00:00:00Z&lt;/time&gt;&lt;/trkpt&gt;</text:p>
          </table:table-cell>
        </table:table-row>
        <table:table-row table:style-name="ro1">
          <table:table-cell table:style-name="ce1" office:value-type="string" calcext:value-type="string">
            <text:p>GUID</text:p>
          </table:table-cell>
          <table:table-cell table:style-name="ce1"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1DCA499A-F959-42DA-AEA3-797CAB5EA43C" calcext:value-type="string">
            <text:p>1DCA499A-F959-42DA-AEA3-797CAB5EA43C</text:p>
          </table:table-cell>
          <table:table-cell table:style-name="ce1"/>
          <table:table-cell office:value-type="float" office:value="80" calcext:value-type="float">
            <text:p>80</text:p>
          </table:table-cell>
          <table:table-cell table:formula="of:=RADIANS([.D10])" office:value-type="float" office:value="1.39626340159546" calcext:value-type="float">
            <text:p>1.3962634016</text:p>
          </table:table-cell>
          <table:table-cell table:formula="of:= LN( TAN(PI() /4 + RADIANS([.H10])/2) / TAN(PI()/4 + [.B5]/2) )" office:value-type="float" office:value="0.0221764677467283" calcext:value-type="float">
            <text:p>0.0221764677</text:p>
          </table:table-cell>
          <table:table-cell table:formula="of:=IF([.F10] &gt; 0.00000000001; [.B11]*COS([.E10]) / [.F10]; COS([.B5]))" office:value-type="float" office:value="0.637337196160382" calcext:value-type="float">
            <text:p>0.6373371962</text:p>
          </table:table-cell>
          <table:table-cell table:style-name="ce5" table:formula="of:= DEGREES([.B5]+ [.B11] * COS([.E10]))" office:value-type="float" office:value="50.809812117587" calcext:value-type="float">
            <text:p>50.809812</text:p>
          </table:table-cell>
          <table:table-cell table:style-name="ce5" table:formula="of:= DEGREES([.C5] + [.B11] * SIN([.E10]) / [.G10])" office:value-type="float" office:value="20.2060327993499" calcext:value-type="float">
            <text:p>20.206033</text:p>
          </table:table-cell>
          <table:covered-table-cell/>
          <table:table-cell table:formula="of:=CONCATENATE(&quot;&lt;trkpt lat=&quot;&quot;&quot;;ROUND([.H10]; 8);&quot;&quot;&quot; lon=&quot;&quot;&quot;;ROUND([.I10];8);&quot;&quot;&quot;&gt;&lt;time&gt;2014-01-01T00:00:00Z&lt;/time&gt;&lt;/trkpt&gt;&quot;; CHAR(13))" office:value-type="string" office:string-value="&lt;trkpt lat=&quot;50.80981212&quot; lon=&quot;20.2060328&quot;&gt;&lt;time&gt;2014-01-01T00:00:00Z&lt;/time&gt;&lt;/trkpt&gt;&#13;" calcext:value-type="string">
            <text:p>&lt;trkpt lat="50.80981212" lon="20.2060328"&gt;&lt;time&gt;2014-01-01T00:00:00Z&lt;/time&gt;&lt;/trkpt&gt;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3]/[.B4]" office:value-type="float" office:value="0.0813938157275153" calcext:value-type="float">
            <text:p>0.081393815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ADIANS([.D11])" office:value-type="float" office:value="1.5707963267949" calcext:value-type="float">
            <text:p>1.5707963268</text:p>
          </table:table-cell>
          <table:table-cell table:formula="of:= LN( TAN(PI() /4 + RADIANS([.H11])/2) / TAN(PI()/4 + [.B5]/2) )" office:value-type="float" office:value="0" calcext:value-type="float">
            <text:p>0</text:p>
          </table:table-cell>
          <table:table-cell table:formula="of:=IF([.F11] &gt; 0.00000000001; [.B11]*COS([.E11]) / [.F11]; COS([.B5]))" office:value-type="float" office:value="0.642787609686539" calcext:value-type="float">
            <text:p>0.6427876097</text:p>
          </table:table-cell>
          <table:table-cell table:style-name="ce5" table:formula="of:= DEGREES([.B5]+ [.B11] * COS([.E11]))" office:value-type="float" office:value="50" calcext:value-type="float">
            <text:p>50.000000</text:p>
          </table:table-cell>
          <table:table-cell table:style-name="ce5" table:formula="of:= DEGREES([.C5] + [.B11] * SIN([.E11]) / [.G11])" office:value-type="float" office:value="20.2551524786335" calcext:value-type="float">
            <text:p>20.255152</text:p>
          </table:table-cell>
          <table:covered-table-cell/>
          <table:table-cell table:formula="of:=CONCATENATE(&quot;&lt;trkpt lat=&quot;&quot;&quot;;ROUND([.H11]; 8);&quot;&quot;&quot; lon=&quot;&quot;&quot;;ROUND([.I11];8);&quot;&quot;&quot;&gt;&lt;time&gt;2014-01-01T00:00:00Z&lt;/time&gt;&lt;/trkpt&gt;&quot;; CHAR(13))" office:value-type="string" office:string-value="&lt;trkpt lat=&quot;50&quot; lon=&quot;20.25515248&quot;&gt;&lt;time&gt;2014-01-01T00:00:00Z&lt;/time&gt;&lt;/trkpt&gt;&#13;" calcext:value-type="string">
            <text:p>&lt;trkpt lat="50" lon="20.25515248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RADIANS([.D12])" office:value-type="float" office:value="1.74532925199433" calcext:value-type="float">
            <text:p>1.745329252</text:p>
          </table:table-cell>
          <table:table-cell table:formula="of:= LN( TAN(PI() /4 + RADIANS([.H12])/2) / TAN(PI()/4 + [.B5]/2) )" office:value-type="float" office:value="-0.0218060088533422" calcext:value-type="float">
            <text:p>-0.0218060089</text:p>
          </table:table-cell>
          <table:table-cell table:formula="of:=IF([.F12] &gt; 0.00000000001; [.B11]*COS([.E12]) / [.F12]; COS([.B5]))" office:value-type="float" office:value="0.642787609686539" calcext:value-type="float">
            <text:p>0.6427876097</text:p>
          </table:table-cell>
          <table:table-cell table:style-name="ce5" table:formula="of:= DEGREES([.B5]+ [.B11] * COS([.E12]))" office:value-type="float" office:value="49.190187882413" calcext:value-type="float">
            <text:p>49.190188</text:p>
          </table:table-cell>
          <table:table-cell table:style-name="ce5" table:formula="of:= DEGREES([.C5] + [.B11] * SIN([.E12]) / [.G12])" office:value-type="float" office:value="20.144930410244" calcext:value-type="float">
            <text:p>20.144930</text:p>
          </table:table-cell>
          <table:covered-table-cell/>
          <table:table-cell table:formula="of:=CONCATENATE(&quot;&lt;trkpt lat=&quot;&quot;&quot;;ROUND([.H12]; 8);&quot;&quot;&quot; lon=&quot;&quot;&quot;;ROUND([.I12];8);&quot;&quot;&quot;&gt;&lt;time&gt;2014-01-01T00:00:00Z&lt;/time&gt;&lt;/trkpt&gt;&quot;; CHAR(13))" office:value-type="string" office:string-value="&lt;trkpt lat=&quot;49.19018788&quot; lon=&quot;20.14493041&quot;&gt;&lt;time&gt;2014-01-01T00:00:00Z&lt;/time&gt;&lt;/trkpt&gt;&#13;" calcext:value-type="string">
            <text:p>&lt;trkpt lat="49.19018788" lon="20.1449304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RADIANS([.D13])" office:value-type="float" office:value="1.91986217719376" calcext:value-type="float">
            <text:p>1.9198621772</text:p>
          </table:table-cell>
          <table:table-cell table:formula="of:= LN( TAN(PI() /4 + RADIANS([.H13])/2) / TAN(PI()/4 + [.B5]/2) )" office:value-type="float" office:value="-0.0426112057977883" calcext:value-type="float">
            <text:p>-0.0426112058</text:p>
          </table:table-cell>
          <table:table-cell table:formula="of:=IF([.F13] &gt; 0.00000000001; [.B11]*COS([.E13]) / [.F13]; COS([.B5]))" office:value-type="float" office:value="0.642787609686539" calcext:value-type="float">
            <text:p>0.6427876097</text:p>
          </table:table-cell>
          <table:table-cell table:style-name="ce5" table:formula="of:= DEGREES([.B5]+ [.B11] * COS([.E13]))" office:value-type="float" office:value="48.4049814962341" calcext:value-type="float">
            <text:p>48.404981</text:p>
          </table:table-cell>
          <table:table-cell table:style-name="ce5" table:formula="of:= DEGREES([.C5] + [.B11] * SIN([.E13]) / [.G13])" office:value-type="float" office:value="19.8176132468485" calcext:value-type="float">
            <text:p>19.817613</text:p>
          </table:table-cell>
          <table:covered-table-cell/>
          <table:table-cell table:formula="of:=CONCATENATE(&quot;&lt;trkpt lat=&quot;&quot;&quot;;ROUND([.H13]; 8);&quot;&quot;&quot; lon=&quot;&quot;&quot;;ROUND([.I13];8);&quot;&quot;&quot;&gt;&lt;time&gt;2014-01-01T00:00:00Z&lt;/time&gt;&lt;/trkpt&gt;&quot;; CHAR(13))" office:value-type="string" office:string-value="&lt;trkpt lat=&quot;48.4049815&quot; lon=&quot;19.81761325&quot;&gt;&lt;time&gt;2014-01-01T00:00:00Z&lt;/time&gt;&lt;/trkpt&gt;&#13;" calcext:value-type="string">
            <text:p>&lt;trkpt lat="48.4049815" lon="19.8176132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RADIANS([.D14])" office:value-type="float" office:value="2.0943951023932" calcext:value-type="float">
            <text:p>2.0943951024</text:p>
          </table:table-cell>
          <table:table-cell table:formula="of:= LN( TAN(PI() /4 + RADIANS([.H14])/2) / TAN(PI()/4 + [.B5]/2) )" office:value-type="float" office:value="-0.0618421680328863" calcext:value-type="float">
            <text:p>-0.061842168</text:p>
          </table:table-cell>
          <table:table-cell table:formula="of:=IF([.F14] &gt; 0.00000000001; [.B11]*COS([.E14]) / [.F14]; COS([.B5]))" office:value-type="float" office:value="0.642787609686539" calcext:value-type="float">
            <text:p>0.6427876097</text:p>
          </table:table-cell>
          <table:table-cell table:style-name="ce5" table:formula="of:= DEGREES([.B5]+ [.B11] * COS([.E14]))" office:value-type="float" office:value="47.6682389401739" calcext:value-type="float">
            <text:p>47.668239</text:p>
          </table:table-cell>
          <table:table-cell table:style-name="ce5" table:formula="of:= DEGREES([.C5] + [.B11] * SIN([.E14]) / [.G14])" office:value-type="float" office:value="19.2831463548262" calcext:value-type="float">
            <text:p>19.283146</text:p>
          </table:table-cell>
          <table:covered-table-cell/>
          <table:table-cell table:formula="of:=CONCATENATE(&quot;&lt;trkpt lat=&quot;&quot;&quot;;ROUND([.H14]; 8);&quot;&quot;&quot; lon=&quot;&quot;&quot;;ROUND([.I14];8);&quot;&quot;&quot;&gt;&lt;time&gt;2014-01-01T00:00:00Z&lt;/time&gt;&lt;/trkpt&gt;&quot;; CHAR(13))" office:value-type="string" office:string-value="&lt;trkpt lat=&quot;47.66823894&quot; lon=&quot;19.28314635&quot;&gt;&lt;time&gt;2014-01-01T00:00:00Z&lt;/time&gt;&lt;/trkpt&gt;&#13;" calcext:value-type="string">
            <text:p>&lt;trkpt lat="47.66823894" lon="19.2831463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RADIANS([.D15])" office:value-type="float" office:value="2.26892802759263" calcext:value-type="float">
            <text:p>2.2689280276</text:p>
          </table:table-cell>
          <table:table-cell table:formula="of:= LN( TAN(PI() /4 + RADIANS([.H15])/2) / TAN(PI()/4 + [.B5]/2) )" office:value-type="float" office:value="-0.0789915412278655" calcext:value-type="float">
            <text:p>-0.0789915412</text:p>
          </table:table-cell>
          <table:table-cell table:formula="of:=IF([.F15] &gt; 0.00000000001; [.B11]*COS([.E15]) / [.F15]; COS([.B5]))" office:value-type="float" office:value="0.642787609686539" calcext:value-type="float">
            <text:p>0.6427876097</text:p>
          </table:table-cell>
          <table:table-cell table:style-name="ce5" table:formula="of:= DEGREES([.B5]+ [.B11] * COS([.E15]))" office:value-type="float" office:value="47.0023457639885" calcext:value-type="float">
            <text:p>47.002346</text:p>
          </table:table-cell>
          <table:table-cell table:style-name="ce5" table:formula="of:= DEGREES([.C5] + [.B11] * SIN([.E15]) / [.G15])" office:value-type="float" office:value="18.557769240238" calcext:value-type="float">
            <text:p>18.557769</text:p>
          </table:table-cell>
          <table:covered-table-cell/>
          <table:table-cell table:formula="of:=CONCATENATE(&quot;&lt;trkpt lat=&quot;&quot;&quot;;ROUND([.H15]; 8);&quot;&quot;&quot; lon=&quot;&quot;&quot;;ROUND([.I15];8);&quot;&quot;&quot;&gt;&lt;time&gt;2014-01-01T00:00:00Z&lt;/time&gt;&lt;/trkpt&gt;&quot;; CHAR(13))" office:value-type="string" office:string-value="&lt;trkpt lat=&quot;47.00234576&quot; lon=&quot;18.55776924&quot;&gt;&lt;time&gt;2014-01-01T00:00:00Z&lt;/time&gt;&lt;/trkpt&gt;&#13;" calcext:value-type="string">
            <text:p>&lt;trkpt lat="47.00234576" lon="18.55776924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RADIANS([.D16])" office:value-type="float" office:value="2.44346095279206" calcext:value-type="float">
            <text:p>2.4434609528</text:p>
          </table:table-cell>
          <table:table-cell table:formula="of:= LN( TAN(PI() /4 + RADIANS([.H16])/2) / TAN(PI()/4 + [.B5]/2) )" office:value-type="float" office:value="-0.0936240719237103" calcext:value-type="float">
            <text:p>-0.0936240719</text:p>
          </table:table-cell>
          <table:table-cell table:formula="of:=IF([.F16] &gt; 0.00000000001; [.B11]*COS([.E16]) / [.F16]; COS([.B5]))" office:value-type="float" office:value="0.642787609686539" calcext:value-type="float">
            <text:p>0.6427876097</text:p>
          </table:table-cell>
          <table:table-cell table:style-name="ce5" table:formula="of:= DEGREES([.B5]+ [.B11] * COS([.E16]))" office:value-type="float" office:value="46.427534794878" calcext:value-type="float">
            <text:p>46.427535</text:p>
          </table:table-cell>
          <table:table-cell table:style-name="ce5" table:formula="of:= DEGREES([.C5] + [.B11] * SIN([.E16]) / [.G16])" office:value-type="float" office:value="17.6635221196522" calcext:value-type="float">
            <text:p>17.663522</text:p>
          </table:table-cell>
          <table:covered-table-cell/>
          <table:table-cell table:formula="of:=CONCATENATE(&quot;&lt;trkpt lat=&quot;&quot;&quot;;ROUND([.H16]; 8);&quot;&quot;&quot; lon=&quot;&quot;&quot;;ROUND([.I16];8);&quot;&quot;&quot;&gt;&lt;time&gt;2014-01-01T00:00:00Z&lt;/time&gt;&lt;/trkpt&gt;&quot;; CHAR(13))" office:value-type="string" office:string-value="&lt;trkpt lat=&quot;46.42753479&quot; lon=&quot;17.66352212&quot;&gt;&lt;time&gt;2014-01-01T00:00:00Z&lt;/time&gt;&lt;/trkpt&gt;&#13;" calcext:value-type="string">
            <text:p>&lt;trkpt lat="46.42753479" lon="17.6635221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RADIANS([.D17])" office:value-type="float" office:value="2.61799387799149" calcext:value-type="float">
            <text:p>2.617993878</text:p>
          </table:table-cell>
          <table:table-cell table:formula="of:= LN( TAN(PI() /4 + RADIANS([.H17])/2) / TAN(PI()/4 + [.B5]/2) )" office:value-type="float" office:value="-0.105380417472077" calcext:value-type="float">
            <text:p>-0.1053804175</text:p>
          </table:table-cell>
          <table:table-cell table:formula="of:=IF([.F17] &gt; 0.00000000001; [.B11]*COS([.E17]) / [.F17]; COS([.B5]))" office:value-type="float" office:value="0.642787609686539" calcext:value-type="float">
            <text:p>0.6427876097</text:p>
          </table:table-cell>
          <table:table-cell table:style-name="ce5" table:formula="of:= DEGREES([.B5]+ [.B11] * COS([.E17]))" office:value-type="float" office:value="45.9612713732706" calcext:value-type="float">
            <text:p>45.961271</text:p>
          </table:table-cell>
          <table:table-cell table:style-name="ce5" table:formula="of:= DEGREES([.C5] + [.B11] * SIN([.E17]) / [.G17])" office:value-type="float" office:value="16.6275762393167" calcext:value-type="float">
            <text:p>16.627576</text:p>
          </table:table-cell>
          <table:covered-table-cell/>
          <table:table-cell table:formula="of:=CONCATENATE(&quot;&lt;trkpt lat=&quot;&quot;&quot;;ROUND([.H17]; 8);&quot;&quot;&quot; lon=&quot;&quot;&quot;;ROUND([.I17];8);&quot;&quot;&quot;&gt;&lt;time&gt;2014-01-01T00:00:00Z&lt;/time&gt;&lt;/trkpt&gt;&quot;; CHAR(13))" office:value-type="string" office:string-value="&lt;trkpt lat=&quot;45.96127137&quot; lon=&quot;16.62757624&quot;&gt;&lt;time&gt;2014-01-01T00:00:00Z&lt;/time&gt;&lt;/trkpt&gt;&#13;" calcext:value-type="string">
            <text:p>&lt;trkpt lat="45.96127137" lon="16.62757624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RADIANS([.D18])" office:value-type="float" office:value="2.79252680319093" calcext:value-type="float">
            <text:p>2.7925268032</text:p>
          </table:table-cell>
          <table:table-cell table:formula="of:= LN( TAN(PI() /4 + RADIANS([.H18])/2) / TAN(PI()/4 + [.B5]/2) )" office:value-type="float" office:value="-0.113979462172163" calcext:value-type="float">
            <text:p>-0.1139794622</text:p>
          </table:table-cell>
          <table:table-cell table:formula="of:=IF([.F18] &gt; 0.00000000001; [.B11]*COS([.E18]) / [.F18]; COS([.B5]))" office:value-type="float" office:value="0.642787609686539" calcext:value-type="float">
            <text:p>0.6427876097</text:p>
          </table:table-cell>
          <table:table-cell table:style-name="ce5" table:formula="of:= DEGREES([.B5]+ [.B11] * COS([.E18]))" office:value-type="float" office:value="45.617722677291" calcext:value-type="float">
            <text:p>45.617723</text:p>
          </table:table-cell>
          <table:table-cell table:style-name="ce5" table:formula="of:= DEGREES([.C5] + [.B11] * SIN([.E18]) / [.G18])" office:value-type="float" office:value="15.4814082905918" calcext:value-type="float">
            <text:p>15.481408</text:p>
          </table:table-cell>
          <table:covered-table-cell/>
          <table:table-cell table:formula="of:=CONCATENATE(&quot;&lt;trkpt lat=&quot;&quot;&quot;;ROUND([.H18]; 8);&quot;&quot;&quot; lon=&quot;&quot;&quot;;ROUND([.I18];8);&quot;&quot;&quot;&gt;&lt;time&gt;2014-01-01T00:00:00Z&lt;/time&gt;&lt;/trkpt&gt;&quot;; CHAR(13))" office:value-type="string" office:string-value="&lt;trkpt lat=&quot;45.61772268&quot; lon=&quot;15.48140829&quot;&gt;&lt;time&gt;2014-01-01T00:00:00Z&lt;/time&gt;&lt;/trkpt&gt;&#13;" calcext:value-type="string">
            <text:p>&lt;trkpt lat="45.61772268" lon="15.4814082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RADIANS([.D19])" office:value-type="float" office:value="2.96705972839036" calcext:value-type="float">
            <text:p>2.9670597284</text:p>
          </table:table-cell>
          <table:table-cell table:formula="of:= LN( TAN(PI() /4 + RADIANS([.H19])/2) / TAN(PI()/4 + [.B5]/2) )" office:value-type="float" office:value="-0.119219678584296" calcext:value-type="float">
            <text:p>-0.1192196786</text:p>
          </table:table-cell>
          <table:table-cell table:formula="of:=IF([.F19] &gt; 0.00000000001; [.B11]*COS([.E19]) / [.F19]; COS([.B5]))" office:value-type="float" office:value="0.642787609686539" calcext:value-type="float">
            <text:p>0.6427876097</text:p>
          </table:table-cell>
          <table:table-cell table:style-name="ce5" table:formula="of:= DEGREES([.B5]+ [.B11] * COS([.E19]))" office:value-type="float" office:value="45.4073272602226" calcext:value-type="float">
            <text:p>45.407327</text:p>
          </table:table-cell>
          <table:table-cell table:style-name="ce5" table:formula="of:= DEGREES([.C5] + [.B11] * SIN([.E19]) / [.G19])" office:value-type="float" office:value="14.2598440066104" calcext:value-type="float">
            <text:p>14.259844</text:p>
          </table:table-cell>
          <table:covered-table-cell/>
          <table:table-cell table:formula="of:=CONCATENATE(&quot;&lt;trkpt lat=&quot;&quot;&quot;;ROUND([.H19]; 8);&quot;&quot;&quot; lon=&quot;&quot;&quot;;ROUND([.I19];8);&quot;&quot;&quot;&gt;&lt;time&gt;2014-01-01T00:00:00Z&lt;/time&gt;&lt;/trkpt&gt;&quot;; CHAR(13))" office:value-type="string" office:string-value="&lt;trkpt lat=&quot;45.40732726&quot; lon=&quot;14.25984401&quot;&gt;&lt;time&gt;2014-01-01T00:00:00Z&lt;/time&gt;&lt;/trkpt&gt;&#13;" calcext:value-type="string">
            <text:p>&lt;trkpt lat="45.40732726" lon="14.2598440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RADIANS([.D20])" office:value-type="float" office:value="3.14159265358979" calcext:value-type="float">
            <text:p>3.1415926536</text:p>
          </table:table-cell>
          <table:table-cell table:formula="of:= LN( TAN(PI() /4 + RADIANS([.H20])/2) / TAN(PI()/4 + [.B5]/2) )" office:value-type="float" office:value="-0.120979894134273" calcext:value-type="float">
            <text:p>-0.1209798941</text:p>
          </table:table-cell>
          <table:table-cell table:formula="of:=IF([.F20] &gt; 0.00000000001; [.B11]*COS([.E20]) / [.F20]; COS([.B5]))" office:value-type="float" office:value="0.642787609686539" calcext:value-type="float">
            <text:p>0.6427876097</text:p>
          </table:table-cell>
          <table:table-cell table:style-name="ce5" table:formula="of:= DEGREES([.B5]+ [.B11] * COS([.E20]))" office:value-type="float" office:value="45.3364778803478" calcext:value-type="float">
            <text:p>45.336478</text:p>
          </table:table-cell>
          <table:table-cell table:style-name="ce5" table:formula="of:= DEGREES([.C5] + [.B11] * SIN([.E20]) / [.G20])" office:value-type="float" office:value="13" calcext:value-type="float">
            <text:p>13.000000</text:p>
          </table:table-cell>
          <table:covered-table-cell/>
          <table:table-cell table:formula="of:=CONCATENATE(&quot;&lt;trkpt lat=&quot;&quot;&quot;;ROUND([.H20]; 8);&quot;&quot;&quot; lon=&quot;&quot;&quot;;ROUND([.I20];8);&quot;&quot;&quot;&gt;&lt;time&gt;2014-01-01T00:00:00Z&lt;/time&gt;&lt;/trkpt&gt;&quot;; CHAR(13))" office:value-type="string" office:string-value="&lt;trkpt lat=&quot;45.33647788&quot; lon=&quot;13&quot;&gt;&lt;time&gt;2014-01-01T00:00:00Z&lt;/time&gt;&lt;/trkpt&gt;&#13;" calcext:value-type="string">
            <text:p>&lt;trkpt lat="45.33647788" lon="13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RADIANS([.D21])" office:value-type="float" office:value="3.31612557878923" calcext:value-type="float">
            <text:p>3.3161255788</text:p>
          </table:table-cell>
          <table:table-cell table:formula="of:= LN( TAN(PI() /4 + RADIANS([.H21])/2) / TAN(PI()/4 + [.B5]/2) )" office:value-type="float" office:value="-0.119219678584296" calcext:value-type="float">
            <text:p>-0.1192196786</text:p>
          </table:table-cell>
          <table:table-cell table:formula="of:=IF([.F21] &gt; 0.00000000001; [.B11]*COS([.E21]) / [.F21]; COS([.B5]))" office:value-type="float" office:value="0.642787609686539" calcext:value-type="float">
            <text:p>0.6427876097</text:p>
          </table:table-cell>
          <table:table-cell table:style-name="ce5" table:formula="of:= DEGREES([.B5]+ [.B11] * COS([.E21]))" office:value-type="float" office:value="45.4073272602226" calcext:value-type="float">
            <text:p>45.407327</text:p>
          </table:table-cell>
          <table:table-cell table:style-name="ce5" table:formula="of:= DEGREES([.C5] + [.B11] * SIN([.E21]) / [.G21])" office:value-type="float" office:value="11.7401559933896" calcext:value-type="float">
            <text:p>11.740156</text:p>
          </table:table-cell>
          <table:covered-table-cell/>
          <table:table-cell table:formula="of:=CONCATENATE(&quot;&lt;trkpt lat=&quot;&quot;&quot;;ROUND([.H21]; 8);&quot;&quot;&quot; lon=&quot;&quot;&quot;;ROUND([.I21];8);&quot;&quot;&quot;&gt;&lt;time&gt;2014-01-01T00:00:00Z&lt;/time&gt;&lt;/trkpt&gt;&quot;; CHAR(13))" office:value-type="string" office:string-value="&lt;trkpt lat=&quot;45.40732726&quot; lon=&quot;11.74015599&quot;&gt;&lt;time&gt;2014-01-01T00:00:00Z&lt;/time&gt;&lt;/trkpt&gt;&#13;" calcext:value-type="string">
            <text:p>&lt;trkpt lat="45.40732726" lon="11.7401559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RADIANS([.D22])" office:value-type="float" office:value="3.49065850398866" calcext:value-type="float">
            <text:p>3.490658504</text:p>
          </table:table-cell>
          <table:table-cell table:formula="of:= LN( TAN(PI() /4 + RADIANS([.H22])/2) / TAN(PI()/4 + [.B5]/2) )" office:value-type="float" office:value="-0.113979462172163" calcext:value-type="float">
            <text:p>-0.1139794622</text:p>
          </table:table-cell>
          <table:table-cell table:formula="of:=IF([.F22] &gt; 0.00000000001; [.B11]*COS([.E22]) / [.F22]; COS([.B5]))" office:value-type="float" office:value="0.642787609686539" calcext:value-type="float">
            <text:p>0.6427876097</text:p>
          </table:table-cell>
          <table:table-cell table:style-name="ce5" table:formula="of:= DEGREES([.B5]+ [.B11] * COS([.E22]))" office:value-type="float" office:value="45.617722677291" calcext:value-type="float">
            <text:p>45.617723</text:p>
          </table:table-cell>
          <table:table-cell table:style-name="ce5" table:formula="of:= DEGREES([.C5] + [.B11] * SIN([.E22]) / [.G22])" office:value-type="float" office:value="10.5185917094082" calcext:value-type="float">
            <text:p>10.518592</text:p>
          </table:table-cell>
          <table:covered-table-cell/>
          <table:table-cell table:formula="of:=CONCATENATE(&quot;&lt;trkpt lat=&quot;&quot;&quot;;ROUND([.H22]; 8);&quot;&quot;&quot; lon=&quot;&quot;&quot;;ROUND([.I22];8);&quot;&quot;&quot;&gt;&lt;time&gt;2014-01-01T00:00:00Z&lt;/time&gt;&lt;/trkpt&gt;&quot;; CHAR(13))" office:value-type="string" office:string-value="&lt;trkpt lat=&quot;45.61772268&quot; lon=&quot;10.51859171&quot;&gt;&lt;time&gt;2014-01-01T00:00:00Z&lt;/time&gt;&lt;/trkpt&gt;&#13;" calcext:value-type="string">
            <text:p>&lt;trkpt lat="45.61772268" lon="10.51859171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RADIANS([.D23])" office:value-type="float" office:value="3.66519142918809" calcext:value-type="float">
            <text:p>3.6651914292</text:p>
          </table:table-cell>
          <table:table-cell table:formula="of:= LN( TAN(PI() /4 + RADIANS([.H23])/2) / TAN(PI()/4 + [.B5]/2) )" office:value-type="float" office:value="-0.105380417472077" calcext:value-type="float">
            <text:p>-0.1053804175</text:p>
          </table:table-cell>
          <table:table-cell table:formula="of:=IF([.F23] &gt; 0.00000000001; [.B11]*COS([.E23]) / [.F23]; COS([.B5]))" office:value-type="float" office:value="0.642787609686539" calcext:value-type="float">
            <text:p>0.6427876097</text:p>
          </table:table-cell>
          <table:table-cell table:style-name="ce5" table:formula="of:= DEGREES([.B5]+ [.B11] * COS([.E23]))" office:value-type="float" office:value="45.9612713732706" calcext:value-type="float">
            <text:p>45.961271</text:p>
          </table:table-cell>
          <table:table-cell table:style-name="ce5" table:formula="of:= DEGREES([.C5] + [.B11] * SIN([.E23]) / [.G23])" office:value-type="float" office:value="9.37242376068327" calcext:value-type="float">
            <text:p>9.372424</text:p>
          </table:table-cell>
          <table:covered-table-cell/>
          <table:table-cell table:formula="of:=CONCATENATE(&quot;&lt;trkpt lat=&quot;&quot;&quot;;ROUND([.H23]; 8);&quot;&quot;&quot; lon=&quot;&quot;&quot;;ROUND([.I23];8);&quot;&quot;&quot;&gt;&lt;time&gt;2014-01-01T00:00:00Z&lt;/time&gt;&lt;/trkpt&gt;&quot;; CHAR(13))" office:value-type="string" office:string-value="&lt;trkpt lat=&quot;45.96127137&quot; lon=&quot;9.37242376&quot;&gt;&lt;time&gt;2014-01-01T00:00:00Z&lt;/time&gt;&lt;/trkpt&gt;&#13;" calcext:value-type="string">
            <text:p>&lt;trkpt lat="45.96127137" lon="9.3724237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RADIANS([.D24])" office:value-type="float" office:value="3.83972435438752" calcext:value-type="float">
            <text:p>3.8397243544</text:p>
          </table:table-cell>
          <table:table-cell table:formula="of:= LN( TAN(PI() /4 + RADIANS([.H24])/2) / TAN(PI()/4 + [.B5]/2) )" office:value-type="float" office:value="-0.0936240719237103" calcext:value-type="float">
            <text:p>-0.0936240719</text:p>
          </table:table-cell>
          <table:table-cell table:formula="of:=IF([.F24] &gt; 0.00000000001; [.B11]*COS([.E24]) / [.F24]; COS([.B5]))" office:value-type="float" office:value="0.642787609686539" calcext:value-type="float">
            <text:p>0.6427876097</text:p>
          </table:table-cell>
          <table:table-cell table:style-name="ce5" table:formula="of:= DEGREES([.B5]+ [.B11] * COS([.E24]))" office:value-type="float" office:value="46.427534794878" calcext:value-type="float">
            <text:p>46.427535</text:p>
          </table:table-cell>
          <table:table-cell table:style-name="ce5" table:formula="of:= DEGREES([.C5] + [.B11] * SIN([.E24]) / [.G24])" office:value-type="float" office:value="8.33647788034783" calcext:value-type="float">
            <text:p>8.336478</text:p>
          </table:table-cell>
          <table:covered-table-cell/>
          <table:table-cell table:formula="of:=CONCATENATE(&quot;&lt;trkpt lat=&quot;&quot;&quot;;ROUND([.H24]; 8);&quot;&quot;&quot; lon=&quot;&quot;&quot;;ROUND([.I24];8);&quot;&quot;&quot;&gt;&lt;time&gt;2014-01-01T00:00:00Z&lt;/time&gt;&lt;/trkpt&gt;&quot;; CHAR(13))" office:value-type="string" office:string-value="&lt;trkpt lat=&quot;46.42753479&quot; lon=&quot;8.33647788&quot;&gt;&lt;time&gt;2014-01-01T00:00:00Z&lt;/time&gt;&lt;/trkpt&gt;&#13;" calcext:value-type="string">
            <text:p>&lt;trkpt lat="46.42753479" lon="8.33647788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RADIANS([.D25])" office:value-type="float" office:value="4.01425727958696" calcext:value-type="float">
            <text:p>4.0142572796</text:p>
          </table:table-cell>
          <table:table-cell table:formula="of:= LN( TAN(PI() /4 + RADIANS([.H25])/2) / TAN(PI()/4 + [.B5]/2) )" office:value-type="float" office:value="-0.0789915412278655" calcext:value-type="float">
            <text:p>-0.0789915412</text:p>
          </table:table-cell>
          <table:table-cell table:formula="of:=IF([.F25] &gt; 0.00000000001; [.B11]*COS([.E25]) / [.F25]; COS([.B5]))" office:value-type="float" office:value="0.642787609686539" calcext:value-type="float">
            <text:p>0.6427876097</text:p>
          </table:table-cell>
          <table:table-cell table:style-name="ce5" table:formula="of:= DEGREES([.B5]+ [.B11] * COS([.E25]))" office:value-type="float" office:value="47.0023457639885" calcext:value-type="float">
            <text:p>47.002346</text:p>
          </table:table-cell>
          <table:table-cell table:style-name="ce5" table:formula="of:= DEGREES([.C5] + [.B11] * SIN([.E25]) / [.G25])" office:value-type="float" office:value="7.44223075976197" calcext:value-type="float">
            <text:p>7.442231</text:p>
          </table:table-cell>
          <table:covered-table-cell/>
          <table:table-cell table:formula="of:=CONCATENATE(&quot;&lt;trkpt lat=&quot;&quot;&quot;;ROUND([.H25]; 8);&quot;&quot;&quot; lon=&quot;&quot;&quot;;ROUND([.I25];8);&quot;&quot;&quot;&gt;&lt;time&gt;2014-01-01T00:00:00Z&lt;/time&gt;&lt;/trkpt&gt;&quot;; CHAR(13))" office:value-type="string" office:string-value="&lt;trkpt lat=&quot;47.00234576&quot; lon=&quot;7.44223076&quot;&gt;&lt;time&gt;2014-01-01T00:00:00Z&lt;/time&gt;&lt;/trkpt&gt;&#13;" calcext:value-type="string">
            <text:p>&lt;trkpt lat="47.00234576" lon="7.44223076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RADIANS([.D26])" office:value-type="float" office:value="4.18879020478639" calcext:value-type="float">
            <text:p>4.1887902048</text:p>
          </table:table-cell>
          <table:table-cell table:formula="of:= LN( TAN(PI() /4 + RADIANS([.H26])/2) / TAN(PI()/4 + [.B5]/2) )" office:value-type="float" office:value="-0.0618421680328863" calcext:value-type="float">
            <text:p>-0.061842168</text:p>
          </table:table-cell>
          <table:table-cell table:formula="of:=IF([.F26] &gt; 0.00000000001; [.B11]*COS([.E26]) / [.F26]; COS([.B5]))" office:value-type="float" office:value="0.642787609686539" calcext:value-type="float">
            <text:p>0.6427876097</text:p>
          </table:table-cell>
          <table:table-cell table:style-name="ce5" table:formula="of:= DEGREES([.B5]+ [.B11] * COS([.E26]))" office:value-type="float" office:value="47.6682389401739" calcext:value-type="float">
            <text:p>47.668239</text:p>
          </table:table-cell>
          <table:table-cell table:style-name="ce5" table:formula="of:= DEGREES([.C5] + [.B11] * SIN([.E26]) / [.G26])" office:value-type="float" office:value="6.7168536451738" calcext:value-type="float">
            <text:p>6.716854</text:p>
          </table:table-cell>
          <table:covered-table-cell/>
          <table:table-cell table:formula="of:=CONCATENATE(&quot;&lt;trkpt lat=&quot;&quot;&quot;;ROUND([.H26]; 8);&quot;&quot;&quot; lon=&quot;&quot;&quot;;ROUND([.I26];8);&quot;&quot;&quot;&gt;&lt;time&gt;2014-01-01T00:00:00Z&lt;/time&gt;&lt;/trkpt&gt;&quot;; CHAR(13))" office:value-type="string" office:string-value="&lt;trkpt lat=&quot;47.66823894&quot; lon=&quot;6.71685365&quot;&gt;&lt;time&gt;2014-01-01T00:00:00Z&lt;/time&gt;&lt;/trkpt&gt;&#13;" calcext:value-type="string">
            <text:p>&lt;trkpt lat="47.66823894" lon="6.7168536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RADIANS([.D27])" office:value-type="float" office:value="4.36332312998582" calcext:value-type="float">
            <text:p>4.36332313</text:p>
          </table:table-cell>
          <table:table-cell table:formula="of:= LN( TAN(PI() /4 + RADIANS([.H27])/2) / TAN(PI()/4 + [.B5]/2) )" office:value-type="float" office:value="-0.0426112057977883" calcext:value-type="float">
            <text:p>-0.0426112058</text:p>
          </table:table-cell>
          <table:table-cell table:formula="of:=IF([.F27] &gt; 0.00000000001; [.B11]*COS([.E27]) / [.F27]; COS([.B5]))" office:value-type="float" office:value="0.642787609686539" calcext:value-type="float">
            <text:p>0.6427876097</text:p>
          </table:table-cell>
          <table:table-cell table:style-name="ce5" table:formula="of:= DEGREES([.B5]+ [.B11] * COS([.E27]))" office:value-type="float" office:value="48.4049814962341" calcext:value-type="float">
            <text:p>48.404981</text:p>
          </table:table-cell>
          <table:table-cell table:style-name="ce5" table:formula="of:= DEGREES([.C5] + [.B11] * SIN([.E27]) / [.G27])" office:value-type="float" office:value="6.18238675315155" calcext:value-type="float">
            <text:p>6.182387</text:p>
          </table:table-cell>
          <table:covered-table-cell/>
          <table:table-cell table:formula="of:=CONCATENATE(&quot;&lt;trkpt lat=&quot;&quot;&quot;;ROUND([.H27]; 8);&quot;&quot;&quot; lon=&quot;&quot;&quot;;ROUND([.I27];8);&quot;&quot;&quot;&gt;&lt;time&gt;2014-01-01T00:00:00Z&lt;/time&gt;&lt;/trkpt&gt;&quot;; CHAR(13))" office:value-type="string" office:string-value="&lt;trkpt lat=&quot;48.4049815&quot; lon=&quot;6.18238675&quot;&gt;&lt;time&gt;2014-01-01T00:00:00Z&lt;/time&gt;&lt;/trkpt&gt;&#13;" calcext:value-type="string">
            <text:p>&lt;trkpt lat="48.4049815" lon="6.1823867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formula="of:=RADIANS([.D28])" office:value-type="float" office:value="4.53785605518526" calcext:value-type="float">
            <text:p>4.5378560552</text:p>
          </table:table-cell>
          <table:table-cell table:formula="of:= LN( TAN(PI() /4 + RADIANS([.H28])/2) / TAN(PI()/4 + [.B5]/2) )" office:value-type="float" office:value="-0.0218060088533422" calcext:value-type="float">
            <text:p>-0.0218060089</text:p>
          </table:table-cell>
          <table:table-cell table:formula="of:=IF([.F28] &gt; 0.00000000001; [.B11]*COS([.E28]) / [.F28]; COS([.B5]))" office:value-type="float" office:value="0.642787609686539" calcext:value-type="float">
            <text:p>0.6427876097</text:p>
          </table:table-cell>
          <table:table-cell table:style-name="ce5" table:formula="of:= DEGREES([.B5]+ [.B11] * COS([.E28]))" office:value-type="float" office:value="49.190187882413" calcext:value-type="float">
            <text:p>49.190188</text:p>
          </table:table-cell>
          <table:table-cell table:style-name="ce5" table:formula="of:= DEGREES([.C5] + [.B11] * SIN([.E28]) / [.G28])" office:value-type="float" office:value="5.85506958975604" calcext:value-type="float">
            <text:p>5.855070</text:p>
          </table:table-cell>
          <table:covered-table-cell/>
          <table:table-cell table:formula="of:=CONCATENATE(&quot;&lt;trkpt lat=&quot;&quot;&quot;;ROUND([.H28]; 8);&quot;&quot;&quot; lon=&quot;&quot;&quot;;ROUND([.I28];8);&quot;&quot;&quot;&gt;&lt;time&gt;2014-01-01T00:00:00Z&lt;/time&gt;&lt;/trkpt&gt;&quot;; CHAR(13))" office:value-type="string" office:string-value="&lt;trkpt lat=&quot;49.19018788&quot; lon=&quot;5.85506959&quot;&gt;&lt;time&gt;2014-01-01T00:00:00Z&lt;/time&gt;&lt;/trkpt&gt;&#13;" calcext:value-type="string">
            <text:p>&lt;trkpt lat="49.19018788" lon="5.8550695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formula="of:=RADIANS([.D29])" office:value-type="float" office:value="4.71238898038469" calcext:value-type="float">
            <text:p>4.7123889804</text:p>
          </table:table-cell>
          <table:table-cell table:formula="of:= LN( TAN(PI() /4 + RADIANS([.H29])/2) / TAN(PI()/4 + [.B5]/2) )" office:value-type="float" office:value="0" calcext:value-type="float">
            <text:p>0</text:p>
          </table:table-cell>
          <table:table-cell table:formula="of:=IF([.F29] &gt; 0.00000000001; [.B11]*COS([.E29]) / [.F29]; COS([.B5]))" office:value-type="float" office:value="0.642787609686539" calcext:value-type="float">
            <text:p>0.6427876097</text:p>
          </table:table-cell>
          <table:table-cell table:style-name="ce5" table:formula="of:= DEGREES([.B5]+ [.B11] * COS([.E29]))" office:value-type="float" office:value="50" calcext:value-type="float">
            <text:p>50.000000</text:p>
          </table:table-cell>
          <table:table-cell table:style-name="ce5" table:formula="of:= DEGREES([.C5] + [.B11] * SIN([.E29]) / [.G29])" office:value-type="float" office:value="5.74484752136655" calcext:value-type="float">
            <text:p>5.744848</text:p>
          </table:table-cell>
          <table:covered-table-cell/>
          <table:table-cell table:formula="of:=CONCATENATE(&quot;&lt;trkpt lat=&quot;&quot;&quot;;ROUND([.H29]; 8);&quot;&quot;&quot; lon=&quot;&quot;&quot;;ROUND([.I29];8);&quot;&quot;&quot;&gt;&lt;time&gt;2014-01-01T00:00:00Z&lt;/time&gt;&lt;/trkpt&gt;&quot;; CHAR(13))" office:value-type="string" office:string-value="&lt;trkpt lat=&quot;50&quot; lon=&quot;5.74484752&quot;&gt;&lt;time&gt;2014-01-01T00:00:00Z&lt;/time&gt;&lt;/trkpt&gt;&#13;" calcext:value-type="string">
            <text:p>&lt;trkpt lat="50" lon="5.7448475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formula="of:=RADIANS([.D30])" office:value-type="float" office:value="4.88692190558412" calcext:value-type="float">
            <text:p>4.8869219056</text:p>
          </table:table-cell>
          <table:table-cell table:formula="of:= LN( TAN(PI() /4 + RADIANS([.H30])/2) / TAN(PI()/4 + [.B5]/2) )" office:value-type="float" office:value="0.0221764677467277" calcext:value-type="float">
            <text:p>0.0221764677</text:p>
          </table:table-cell>
          <table:table-cell table:formula="of:=IF([.F30] &gt; 0.00000000001; [.B11]*COS([.E30]) / [.F30]; COS([.B5]))" office:value-type="float" office:value="0.637337196160399" calcext:value-type="float">
            <text:p>0.6373371962</text:p>
          </table:table-cell>
          <table:table-cell table:style-name="ce5" table:formula="of:= DEGREES([.B5]+ [.B11] * COS([.E30]))" office:value-type="float" office:value="50.809812117587" calcext:value-type="float">
            <text:p>50.809812</text:p>
          </table:table-cell>
          <table:table-cell table:style-name="ce5" table:formula="of:= DEGREES([.C5] + [.B11] * SIN([.E30]) / [.G30])" office:value-type="float" office:value="5.79396720065034" calcext:value-type="float">
            <text:p>5.793967</text:p>
          </table:table-cell>
          <table:covered-table-cell/>
          <table:table-cell table:formula="of:=CONCATENATE(&quot;&lt;trkpt lat=&quot;&quot;&quot;;ROUND([.H30]; 8);&quot;&quot;&quot; lon=&quot;&quot;&quot;;ROUND([.I30];8);&quot;&quot;&quot;&gt;&lt;time&gt;2014-01-01T00:00:00Z&lt;/time&gt;&lt;/trkpt&gt;&quot;; CHAR(13))" office:value-type="string" office:string-value="&lt;trkpt lat=&quot;50.80981212&quot; lon=&quot;5.7939672&quot;&gt;&lt;time&gt;2014-01-01T00:00:00Z&lt;/time&gt;&lt;/trkpt&gt;&#13;" calcext:value-type="string">
            <text:p>&lt;trkpt lat="50.80981212" lon="5.793967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formula="of:=RADIANS([.D31])" office:value-type="float" office:value="5.06145483078356" calcext:value-type="float">
            <text:p>5.0614548308</text:p>
          </table:table-cell>
          <table:table-cell table:formula="of:= LN( TAN(PI() /4 + RADIANS([.H31])/2) / TAN(PI()/4 + [.B5]/2) )" office:value-type="float" office:value="0.0440492910861422" calcext:value-type="float">
            <text:p>0.0440492911</text:p>
          </table:table-cell>
          <table:table-cell table:formula="of:=IF([.F31] &gt; 0.00000000001; [.B11]*COS([.E31]) / [.F31]; COS([.B5]))" office:value-type="float" office:value="0.631981215464004" calcext:value-type="float">
            <text:p>0.6319812155</text:p>
          </table:table-cell>
          <table:table-cell table:style-name="ce5" table:formula="of:= DEGREES([.B5]+ [.B11] * COS([.E31]))" office:value-type="float" office:value="51.5950185037659" calcext:value-type="float">
            <text:p>51.595019</text:p>
          </table:table-cell>
          <table:table-cell table:style-name="ce5" table:formula="of:= DEGREES([.C5] + [.B11] * SIN([.E31]) / [.G31])" office:value-type="float" office:value="6.06581079393079" calcext:value-type="float">
            <text:p>6.065811</text:p>
          </table:table-cell>
          <table:covered-table-cell/>
          <table:table-cell table:formula="of:=CONCATENATE(&quot;&lt;trkpt lat=&quot;&quot;&quot;;ROUND([.H31]; 8);&quot;&quot;&quot; lon=&quot;&quot;&quot;;ROUND([.I31];8);&quot;&quot;&quot;&gt;&lt;time&gt;2014-01-01T00:00:00Z&lt;/time&gt;&lt;/trkpt&gt;&quot;; CHAR(13))" office:value-type="string" office:string-value="&lt;trkpt lat=&quot;51.5950185&quot; lon=&quot;6.06581079&quot;&gt;&lt;time&gt;2014-01-01T00:00:00Z&lt;/time&gt;&lt;/trkpt&gt;&#13;" calcext:value-type="string">
            <text:p>&lt;trkpt lat="51.5950185" lon="6.0658107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RADIANS([.D32])" office:value-type="float" office:value="5.23598775598299" calcext:value-type="float">
            <text:p>5.235987756</text:p>
          </table:table-cell>
          <table:table-cell table:formula="of:= LN( TAN(PI() /4 + RADIANS([.H32])/2) / TAN(PI()/4 + [.B5]/2) )" office:value-type="float" office:value="0.0649186430954433" calcext:value-type="float">
            <text:p>0.0649186431</text:p>
          </table:table-cell>
          <table:table-cell table:formula="of:=IF([.F32] &gt; 0.00000000001; [.B11]*COS([.E32]) / [.F32]; COS([.B5]))" office:value-type="float" office:value="0.626890919514833" calcext:value-type="float">
            <text:p>0.6268909195</text:p>
          </table:table-cell>
          <table:table-cell table:style-name="ce5" table:formula="of:= DEGREES([.B5]+ [.B11] * COS([.E32]))" office:value-type="float" office:value="52.3317610598261" calcext:value-type="float">
            <text:p>52.331761</text:p>
          </table:table-cell>
          <table:table-cell table:style-name="ce5" table:formula="of:= DEGREES([.C5] + [.B11] * SIN([.E32]) / [.G32])" office:value-type="float" office:value="6.55752571778339" calcext:value-type="float">
            <text:p>6.557526</text:p>
          </table:table-cell>
          <table:covered-table-cell/>
          <table:table-cell table:formula="of:=CONCATENATE(&quot;&lt;trkpt lat=&quot;&quot;&quot;;ROUND([.H32]; 8);&quot;&quot;&quot; lon=&quot;&quot;&quot;;ROUND([.I32];8);&quot;&quot;&quot;&gt;&lt;time&gt;2014-01-01T00:00:00Z&lt;/time&gt;&lt;/trkpt&gt;&quot;; CHAR(13))" office:value-type="string" office:string-value="&lt;trkpt lat=&quot;52.33176106&quot; lon=&quot;6.55752572&quot;&gt;&lt;time&gt;2014-01-01T00:00:00Z&lt;/time&gt;&lt;/trkpt&gt;&#13;" calcext:value-type="string">
            <text:p>&lt;trkpt lat="52.33176106" lon="6.5575257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formula="of:=RADIANS([.D33])" office:value-type="float" office:value="5.41052068118242" calcext:value-type="float">
            <text:p>5.4105206812</text:p>
          </table:table-cell>
          <table:table-cell table:formula="of:= LN( TAN(PI() /4 + RADIANS([.H33])/2) / TAN(PI()/4 + [.B5]/2) )" office:value-type="float" office:value="0.0840822623143591" calcext:value-type="float">
            <text:p>0.0840822623</text:p>
          </table:table-cell>
          <table:table-cell table:formula="of:=IF([.F33] &gt; 0.00000000001; [.B11]*COS([.E33]) / [.F33]; COS([.B5]))" office:value-type="float" office:value="0.62223511611939" calcext:value-type="float">
            <text:p>0.6222351161</text:p>
          </table:table-cell>
          <table:table-cell table:style-name="ce5" table:formula="of:= DEGREES([.B5]+ [.B11] * COS([.E33]))" office:value-type="float" office:value="52.9976542360115" calcext:value-type="float">
            <text:p>52.997654</text:p>
          </table:table-cell>
          <table:table-cell table:style-name="ce5" table:formula="of:= DEGREES([.C5] + [.B11] * SIN([.E33]) / [.G33])" office:value-type="float" office:value="7.25865703722751" calcext:value-type="float">
            <text:p>7.258657</text:p>
          </table:table-cell>
          <table:covered-table-cell/>
          <table:table-cell table:formula="of:=CONCATENATE(&quot;&lt;trkpt lat=&quot;&quot;&quot;;ROUND([.H33]; 8);&quot;&quot;&quot; lon=&quot;&quot;&quot;;ROUND([.I33];8);&quot;&quot;&quot;&gt;&lt;time&gt;2014-01-01T00:00:00Z&lt;/time&gt;&lt;/trkpt&gt;&quot;; CHAR(13))" office:value-type="string" office:string-value="&lt;trkpt lat=&quot;52.99765424&quot; lon=&quot;7.25865704&quot;&gt;&lt;time&gt;2014-01-01T00:00:00Z&lt;/time&gt;&lt;/trkpt&gt;&#13;" calcext:value-type="string">
            <text:p>&lt;trkpt lat="52.99765424" lon="7.25865704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formula="of:=RADIANS([.D34])" office:value-type="float" office:value="5.58505360638185" calcext:value-type="float">
            <text:p>5.5850536064</text:p>
          </table:table-cell>
          <table:table-cell table:formula="of:= LN( TAN(PI() /4 + RADIANS([.H34])/2) / TAN(PI()/4 + [.B5]/2) )" office:value-type="float" office:value="0.100863733552192" calcext:value-type="float">
            <text:p>0.1008637336</text:p>
          </table:table-cell>
          <table:table-cell table:formula="of:=IF([.F34] &gt; 0.00000000001; [.B11]*COS([.E34]) / [.F34]; COS([.B5]))" office:value-type="float" office:value="0.618173431088088" calcext:value-type="float">
            <text:p>0.6181734311</text:p>
          </table:table-cell>
          <table:table-cell table:style-name="ce5" table:formula="of:= DEGREES([.B5]+ [.B11] * COS([.E34]))" office:value-type="float" office:value="53.572465205122" calcext:value-type="float">
            <text:p>53.572465</text:p>
          </table:table-cell>
          <table:table-cell table:style-name="ce5" table:formula="of:= DEGREES([.C5] + [.B11] * SIN([.E34]) / [.G34])" office:value-type="float" office:value="8.15078765074851" calcext:value-type="float">
            <text:p>8.150788</text:p>
          </table:table-cell>
          <table:covered-table-cell/>
          <table:table-cell table:formula="of:=CONCATENATE(&quot;&lt;trkpt lat=&quot;&quot;&quot;;ROUND([.H34]; 8);&quot;&quot;&quot; lon=&quot;&quot;&quot;;ROUND([.I34];8);&quot;&quot;&quot;&gt;&lt;time&gt;2014-01-01T00:00:00Z&lt;/time&gt;&lt;/trkpt&gt;&quot;; CHAR(13))" office:value-type="string" office:string-value="&lt;trkpt lat=&quot;53.57246521&quot; lon=&quot;8.15078765&quot;&gt;&lt;time&gt;2014-01-01T00:00:00Z&lt;/time&gt;&lt;/trkpt&gt;&#13;" calcext:value-type="string">
            <text:p>&lt;trkpt lat="53.57246521" lon="8.1507876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formula="of:=RADIANS([.D35])" office:value-type="float" office:value="5.75958653158129" calcext:value-type="float">
            <text:p>5.7595865316</text:p>
          </table:table-cell>
          <table:table-cell table:formula="of:= LN( TAN(PI() /4 + RADIANS([.H35])/2) / TAN(PI()/4 + [.B5]/2) )" office:value-type="float" office:value="0.114644543684212" calcext:value-type="float">
            <text:p>0.1146445437</text:p>
          </table:table-cell>
          <table:table-cell table:formula="of:=IF([.F35] &gt; 0.00000000001; [.B11]*COS([.E35]) / [.F35]; COS([.B5]))" office:value-type="float" office:value="0.614849253752012" calcext:value-type="float">
            <text:p>0.6148492538</text:p>
          </table:table-cell>
          <table:table-cell table:style-name="ce5" table:formula="of:= DEGREES([.B5]+ [.B11] * COS([.E35]))" office:value-type="float" office:value="54.0387286267294" calcext:value-type="float">
            <text:p>54.038729</text:p>
          </table:table-cell>
          <table:table-cell table:style-name="ce5" table:formula="of:= DEGREES([.C5] + [.B11] * SIN([.E35]) / [.G35])" office:value-type="float" office:value="9.20758902186688" calcext:value-type="float">
            <text:p>9.207589</text:p>
          </table:table-cell>
          <table:covered-table-cell/>
          <table:table-cell table:formula="of:=CONCATENATE(&quot;&lt;trkpt lat=&quot;&quot;&quot;;ROUND([.H35]; 8);&quot;&quot;&quot; lon=&quot;&quot;&quot;;ROUND([.I35];8);&quot;&quot;&quot;&gt;&lt;time&gt;2014-01-01T00:00:00Z&lt;/time&gt;&lt;/trkpt&gt;&quot;; CHAR(13))" office:value-type="string" office:string-value="&lt;trkpt lat=&quot;54.03872863&quot; lon=&quot;9.20758902&quot;&gt;&lt;time&gt;2014-01-01T00:00:00Z&lt;/time&gt;&lt;/trkpt&gt;&#13;" calcext:value-type="string">
            <text:p>&lt;trkpt lat="54.03872863" lon="9.20758902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formula="of:=RADIANS([.D36])" office:value-type="float" office:value="5.93411945678072" calcext:value-type="float">
            <text:p>5.9341194568</text:p>
          </table:table-cell>
          <table:table-cell table:formula="of:= LN( TAN(PI() /4 + RADIANS([.H36])/2) / TAN(PI()/4 + [.B5]/2) )" office:value-type="float" office:value="0.124897634105831" calcext:value-type="float">
            <text:p>0.1248976341</text:p>
          </table:table-cell>
          <table:table-cell table:formula="of:=IF([.F36] &gt; 0.00000000001; [.B11]*COS([.E36]) / [.F36]; COS([.B5]))" office:value-type="float" office:value="0.612382841070833" calcext:value-type="float">
            <text:p>0.6123828411</text:p>
          </table:table-cell>
          <table:table-cell table:style-name="ce5" table:formula="of:= DEGREES([.B5]+ [.B11] * COS([.E36]))" office:value-type="float" office:value="54.382277322709" calcext:value-type="float">
            <text:p>54.382277</text:p>
          </table:table-cell>
          <table:table-cell table:style-name="ce5" table:formula="of:= DEGREES([.C5] + [.B11] * SIN([.E36]) / [.G36])" office:value-type="float" office:value="10.3953899476074" calcext:value-type="float">
            <text:p>10.395390</text:p>
          </table:table-cell>
          <table:covered-table-cell/>
          <table:table-cell table:formula="of:=CONCATENATE(&quot;&lt;trkpt lat=&quot;&quot;&quot;;ROUND([.H36]; 8);&quot;&quot;&quot; lon=&quot;&quot;&quot;;ROUND([.I36];8);&quot;&quot;&quot;&gt;&lt;time&gt;2014-01-01T00:00:00Z&lt;/time&gt;&lt;/trkpt&gt;&quot;; CHAR(13))" office:value-type="string" office:string-value="&lt;trkpt lat=&quot;54.38227732&quot; lon=&quot;10.39538995&quot;&gt;&lt;time&gt;2014-01-01T00:00:00Z&lt;/time&gt;&lt;/trkpt&gt;&#13;" calcext:value-type="string">
            <text:p>&lt;trkpt lat="54.38227732" lon="10.39538995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50" calcext:value-type="float">
            <text:p>350</text:p>
          </table:table-cell>
          <table:table-cell table:formula="of:=RADIANS([.D37])" office:value-type="float" office:value="6.10865238198015" calcext:value-type="float">
            <text:p>6.108652382</text:p>
          </table:table-cell>
          <table:table-cell table:formula="of:= LN( TAN(PI() /4 + RADIANS([.H37])/2) / TAN(PI()/4 + [.B5]/2) )" office:value-type="float" office:value="0.131219244727514" calcext:value-type="float">
            <text:p>0.1312192447</text:p>
          </table:table-cell>
          <table:table-cell table:formula="of:=IF([.F37] &gt; 0.00000000001; [.B11]*COS([.E37]) / [.F37]; COS([.B5]))" office:value-type="float" office:value="0.6108651283747" calcext:value-type="float">
            <text:p>0.6108651284</text:p>
          </table:table-cell>
          <table:table-cell table:style-name="ce5" table:formula="of:= DEGREES([.B5]+ [.B11] * COS([.E37]))" office:value-type="float" office:value="54.5926727397774" calcext:value-type="float">
            <text:p>54.592673</text:p>
          </table:table-cell>
          <table:table-cell table:style-name="ce5" table:formula="of:= DEGREES([.C5] + [.B11] * SIN([.E37]) / [.G37])" office:value-type="float" office:value="11.6743192891995" calcext:value-type="float">
            <text:p>11.674319</text:p>
          </table:table-cell>
          <table:covered-table-cell/>
          <table:table-cell table:formula="of:=CONCATENATE(&quot;&lt;trkpt lat=&quot;&quot;&quot;;ROUND([.H37]; 8);&quot;&quot;&quot; lon=&quot;&quot;&quot;;ROUND([.I37];8);&quot;&quot;&quot;&gt;&lt;time&gt;2014-01-01T00:00:00Z&lt;/time&gt;&lt;/trkpt&gt;&quot;; CHAR(13))" office:value-type="string" office:string-value="&lt;trkpt lat=&quot;54.59267274&quot; lon=&quot;11.67431929&quot;&gt;&lt;time&gt;2014-01-01T00:00:00Z&lt;/time&gt;&lt;/trkpt&gt;&#13;" calcext:value-type="string">
            <text:p>&lt;trkpt lat="54.59267274" lon="11.67431929"&gt;&lt;time&gt;2014-01-01T00:00:00Z&lt;/time&gt;&lt;/trkpt&gt;</text:p>
          </table:table-cell>
        </table:table-row>
        <table:table-row table:style-name="ro1">
          <table:table-cell table:number-columns-repeated="3"/>
          <table:table-cell office:value-type="float" office:value="360" calcext:value-type="float">
            <text:p>360</text:p>
          </table:table-cell>
          <table:table-cell table:formula="of:=RADIANS([.D38])" office:value-type="float" office:value="6.28318530717959" calcext:value-type="float">
            <text:p>6.2831853072</text:p>
          </table:table-cell>
          <table:table-cell table:formula="of:= LN( TAN(PI() /4 + RADIANS([.H38])/2) / TAN(PI()/4 + [.B5]/2) )" office:value-type="float" office:value="0.133355356558494" calcext:value-type="float">
            <text:p>0.1333553566</text:p>
          </table:table-cell>
          <table:table-cell table:formula="of:=IF([.F38] &gt; 0.00000000001; [.B11]*COS([.E38]) / [.F38]; COS([.B5]))" office:value-type="float" office:value="0.610352803427235" calcext:value-type="float">
            <text:p>0.6103528034</text:p>
          </table:table-cell>
          <table:table-cell table:style-name="ce5" table:formula="of:= DEGREES([.B5]+ [.B11] * COS([.E38]))" office:value-type="float" office:value="54.6635221196522" calcext:value-type="float">
            <text:p>54.663522</text:p>
          </table:table-cell>
          <table:table-cell table:style-name="ce5" table:formula="of:= DEGREES([.C5] + [.B11] * SIN([.E38]) / [.G38])" office:value-type="float" office:value="13" calcext:value-type="float">
            <text:p>13.000000</text:p>
          </table:table-cell>
          <table:covered-table-cell/>
          <table:table-cell table:formula="of:=CONCATENATE(&quot;&lt;trkpt lat=&quot;&quot;&quot;;ROUND([.H38]; 8);&quot;&quot;&quot; lon=&quot;&quot;&quot;;ROUND([.I38];8);&quot;&quot;&quot;&gt;&lt;time&gt;2014-01-01T00:00:00Z&lt;/time&gt;&lt;/trkpt&gt;&quot;; CHAR(13))" office:value-type="string" office:string-value="&lt;trkpt lat=&quot;54.66352212&quot; lon=&quot;13&quot;&gt;&lt;time&gt;2014-01-01T00:00:00Z&lt;/time&gt;&lt;/trkpt&gt;&#13;" calcext:value-type="string">
            <text:p>&lt;trkpt lat="54.66352212" lon="13"&gt;&lt;time&gt;2014-01-01T00:00:00Z&lt;/time&gt;&lt;/trkpt&gt;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&lt;/trkseg&gt; &lt;/trk&gt;</text:p>
          </table:table-cell>
        </table:table-row>
        <table:table-row table:style-name="ro1" table:number-rows-repeated="104853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Kalian</meta:initial-creator>
    <meta:creation-date>2014-09-16T10:11:38.190599836</meta:creation-date>
    <dc:date>2014-09-16T13:30:15.940434375</dc:date>
    <dc:creator>Pavel Kalian</dc:creator>
    <meta:editing-duration>PT21M29S</meta:editing-duration>
    <meta:editing-cycles>3</meta:editing-cycles>
    <meta:generator>LibreOffice/4.3.1.2$Linux_X86_64 LibreOffice_project/430m0$Build-2</meta:generator>
    <meta:document-statistic meta:table-count="1" meta:cell-count="295" meta:object-count="0"/>
  </office:meta>
</office:document-meta>
</file>